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81"/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178cm" svg:height="13.961cm" svg:x="19.138cm" svg:y="1.381cm">
            <draw:object draw:notify-on-update-of-ranges="Sheet1.B4:Sheet1.B37 Sheet1.B3:Sheet1.B3 Sheet1.E4:Sheet1.E37 Sheet1.B39:Sheet1.B72 Sheet1.B38:Sheet1.B38 Sheet1.E39:Sheet1.E72 Sheet1.B74:Sheet1.B107 Sheet1.B73:Sheet1.B73 Sheet1.E74:Sheet1.E107 Sheet1.B109:Sheet1.B142 Sheet1.B108:Sheet1.B108 Sheet1.E109:Sheet1.E142 Sheet1.B144:Sheet1.B188 Sheet1.B143:Sheet1.B143 Sheet1.E144:Sheet1.E188 Sheet1.B190:Sheet1.B234 Sheet1.B189:Sheet1.B189 Sheet1.E190:Sheet1.E234 Sheet1.B236:Sheet1.B280 Sheet1.B235:Sheet1.B235 Sheet1.E236:Sheet1.E2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 table:number-columns-spanned="7" table:number-rows-spanned="1">
            <text:p>TITLE = "M6 WING - SURF ACE PRESSURE D ISTRIBUTIONS - T EST 2308 0.8395 3.0600 <text:s/>0.117E+08"</text:p>
          </table:table-cell>
          <table:covered-table-cell table:number-columns-repeated="4" table:style-name="ce2"/>
          <table:covered-table-cell table:number-columns-repeated="2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S = "NP", "X/L"</text:p>
          </table:table-cell>
          <table:table-cell office:value-type="string" calcext:value-type="string">
            <text:p>, "Y/b", "Z/L"</text:p>
          </table:table-cell>
          <table:table-cell office:value-type="string" calcext:value-type="string">
            <text:p>, "Cp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 T="</text:p>
          </table:table-cell>
          <table:table-cell office:value-type="string" calcext:value-type="string">
            <text:p>Section <text:s/>1</text:p>
          </table:table-cell>
          <table:table-cell table:formula="of:=   34; j=1; f" office:value-type="string" office:string-value="" calcext:value-type="error">
            <text:p>Err:509</text:p>
          </table:table-cell>
          <table:table-cell table:formula="of:=point" office:value-type="string" office:string-value="" calcext:value-type="error">
            <text:p>#¿NOMBRE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03" calcext:value-type="float">
            <text:p>9,5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0726" calcext:value-type="float">
            <text:p>-7,26E-03</text:p>
          </table:table-cell>
          <table:table-cell office:value-type="float" office:value="0.101" calcext:value-type="float">
            <text:p>1,01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597" calcext:value-type="float">
            <text:p>8,16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2193" calcext:value-type="float">
            <text:p>-2,19E-02</text:p>
          </table:table-cell>
          <table:table-cell office:value-type="float" office:value="-0.079" calcext:value-type="float">
            <text:p>-7,90E-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593" calcext:value-type="float">
            <text:p>6,66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3587" calcext:value-type="float">
            <text:p>-3,59E-02</text:p>
          </table:table-cell>
          <table:table-cell office:value-type="float" office:value="-0.171" calcext:value-type="float">
            <text:p>-1,71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588" calcext:value-type="float">
            <text:p>5,66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4301" calcext:value-type="float">
            <text:p>-4,30E-02</text:p>
          </table:table-cell>
          <table:table-cell office:value-type="float" office:value="-0.229" calcext:value-type="float">
            <text:p>-2,29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599" calcext:value-type="float">
            <text:p>4,66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4773" calcext:value-type="float">
            <text:p>-4,77E-02</text:p>
          </table:table-cell>
          <table:table-cell office:value-type="float" office:value="-0.263" calcext:value-type="float">
            <text:p>-2,63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58" calcext:value-type="float">
            <text:p>3,66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4889" calcext:value-type="float">
            <text:p>-4,89E-02</text:p>
          </table:table-cell>
          <table:table-cell office:value-type="float" office:value="-0.215" calcext:value-type="float">
            <text:p>-2,15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579" calcext:value-type="float">
            <text:p>2,66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4702" calcext:value-type="float">
            <text:p>-4,70E-02</text:p>
          </table:table-cell>
          <table:table-cell office:value-type="float" office:value="-0.164" calcext:value-type="float">
            <text:p>-1,64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594" calcext:value-type="float">
            <text:p>1,66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4194" calcext:value-type="float">
            <text:p>-4,19E-02</text:p>
          </table:table-cell>
          <table:table-cell office:value-type="float" office:value="-0.092" calcext:value-type="float">
            <text:p>-9,20E-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993" calcext:value-type="float">
            <text:p>4,99E-02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2971" calcext:value-type="float">
            <text:p>-2,97E-02</text:p>
          </table:table-cell>
          <table:table-cell office:value-type="float" office:value="-0.046" calcext:value-type="float">
            <text:p>-4,60E-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02" calcext:value-type="float">
            <text:p>2,00E-02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2268" calcext:value-type="float">
            <text:p>-2,27E-02</text:p>
          </table:table-cell>
          <table:table-cell office:value-type="float" office:value="-0.034" calcext:value-type="float">
            <text:p>-3,4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93" calcext:value-type="float">
            <text:p>5,93E-03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1333" calcext:value-type="float">
            <text:p>-1,33E-02</text:p>
          </table:table-cell>
          <table:table-cell office:value-type="float" office:value="0.549" calcext:value-type="float">
            <text:p>5,49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4" calcext:value-type="float">
            <text:p>3,40E-04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0292" calcext:value-type="float">
            <text:p>2,92E-03</text:p>
          </table:table-cell>
          <table:table-cell office:value-type="float" office:value="0.801" calcext:value-type="float">
            <text:p>8,01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16" calcext:value-type="float">
            <text:p>2,16E-03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0802" calcext:value-type="float">
            <text:p>8,02E-03</text:p>
          </table:table-cell>
          <table:table-cell office:value-type="float" office:value="0.444" calcext:value-type="float">
            <text:p>4,44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866" calcext:value-type="float">
            <text:p>8,66E-03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1592" calcext:value-type="float">
            <text:p>1,59E-02</text:p>
          </table:table-cell>
          <table:table-cell office:value-type="float" office:value="-0.168" calcext:value-type="float">
            <text:p>-1,68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037" calcext:value-type="float">
            <text:p>2,04E-02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2285" calcext:value-type="float">
            <text:p>2,29E-02</text:p>
          </table:table-cell>
          <table:table-cell office:value-type="float" office:value="-0.707" calcext:value-type="float">
            <text:p>-7,07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525" calcext:value-type="float">
            <text:p>3,53E-02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2701" calcext:value-type="float">
            <text:p>2,70E-02</text:p>
          </table:table-cell>
          <table:table-cell office:value-type="float" office:value="-1.069" calcext:value-type="float">
            <text:p>-1,07E+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036" calcext:value-type="float">
            <text:p>6,04E-02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313" calcext:value-type="float">
            <text:p>3,13E-02</text:p>
          </table:table-cell>
          <table:table-cell office:value-type="float" office:value="-0.629" calcext:value-type="float">
            <text:p>-6,29E-0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959" calcext:value-type="float">
            <text:p>9,96E-02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3617" calcext:value-type="float">
            <text:p>3,62E-02</text:p>
          </table:table-cell>
          <table:table-cell office:value-type="float" office:value="-0.465" calcext:value-type="float">
            <text:p>-4,65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037" calcext:value-type="float">
            <text:p>1,5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08" calcext:value-type="float">
            <text:p>4,08E-02</text:p>
          </table:table-cell>
          <table:table-cell office:value-type="float" office:value="-0.442" calcext:value-type="float">
            <text:p>-4,42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0044" calcext:value-type="float">
            <text:p>2,0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413" calcext:value-type="float">
            <text:p>4,41E-02</text:p>
          </table:table-cell>
          <table:table-cell office:value-type="float" office:value="-0.455" calcext:value-type="float">
            <text:p>-4,55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039" calcext:value-type="float">
            <text:p>2,5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647" calcext:value-type="float">
            <text:p>4,65E-02</text:p>
          </table:table-cell>
          <table:table-cell office:value-type="float" office:value="-0.459" calcext:value-type="float">
            <text:p>-4,59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005" calcext:value-type="float">
            <text:p>3,01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8" calcext:value-type="float">
            <text:p>4,80E-02</text:p>
          </table:table-cell>
          <table:table-cell office:value-type="float" office:value="-0.462" calcext:value-type="float">
            <text:p>-4,62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05" calcext:value-type="float">
            <text:p>3,51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879" calcext:value-type="float">
            <text:p>4,88E-02</text:p>
          </table:table-cell>
          <table:table-cell office:value-type="float" office:value="-0.48" calcext:value-type="float">
            <text:p>-4,80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0047" calcext:value-type="float">
            <text:p>4,0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886" calcext:value-type="float">
            <text:p>4,89E-02</text:p>
          </table:table-cell>
          <table:table-cell office:value-type="float" office:value="-0.505" calcext:value-type="float">
            <text:p>-5,05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03" calcext:value-type="float">
            <text:p>4,5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812" calcext:value-type="float">
            <text:p>4,81E-02</text:p>
          </table:table-cell>
          <table:table-cell office:value-type="float" office:value="-0.547" calcext:value-type="float">
            <text:p>-5,47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039" calcext:value-type="float">
            <text:p>5,0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648" calcext:value-type="float">
            <text:p>4,65E-02</text:p>
          </table:table-cell>
          <table:table-cell office:value-type="float" office:value="-0.576" calcext:value-type="float">
            <text:p>-5,76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025" calcext:value-type="float">
            <text:p>5,5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394" calcext:value-type="float">
            <text:p>4,39E-02</text:p>
          </table:table-cell>
          <table:table-cell office:value-type="float" office:value="-0.58" calcext:value-type="float">
            <text:p>-5,80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0029" calcext:value-type="float">
            <text:p>6,0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075" calcext:value-type="float">
            <text:p>4,08E-02</text:p>
          </table:table-cell>
          <table:table-cell office:value-type="float" office:value="-0.397" calcext:value-type="float">
            <text:p>-3,97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5032" calcext:value-type="float">
            <text:p>6,5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3711" calcext:value-type="float">
            <text:p>3,71E-02</text:p>
          </table:table-cell>
          <table:table-cell office:value-type="float" office:value="-0.307" calcext:value-type="float">
            <text:p>-3,07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1026" calcext:value-type="float">
            <text:p>7,1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3219" calcext:value-type="float">
            <text:p>3,22E-02</text:p>
          </table:table-cell>
          <table:table-cell office:value-type="float" office:value="-0.238" calcext:value-type="float">
            <text:p>-2,38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026" calcext:value-type="float">
            <text:p>7,8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2561" calcext:value-type="float">
            <text:p>2,56E-02</text:p>
          </table:table-cell>
          <table:table-cell office:value-type="float" office:value="-0.16" calcext:value-type="float">
            <text:p>-1,60E-0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021" calcext:value-type="float">
            <text:p>8,5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1814" calcext:value-type="float">
            <text:p>1,81E-02</text:p>
          </table:table-cell>
          <table:table-cell office:value-type="float" office:value="-0.058" calcext:value-type="float">
            <text:p>-5,8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027" calcext:value-type="float">
            <text:p>9,2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1021" calcext:value-type="float">
            <text:p>1,02E-02</text:p>
          </table:table-cell>
          <table:table-cell office:value-type="float" office:value="0.059" calcext:value-type="float">
            <text:p>5,90E-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518" calcext:value-type="float">
            <text:p>9,85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0265" calcext:value-type="float">
            <text:p>2,65E-03</text:p>
          </table:table-cell>
          <table:table-cell office:value-type="float" office:value="0.176" calcext:value-type="float">
            <text:p>1,76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office:value-type="string" calcext:value-type="string">
            <text:p>Section <text:s/>2</text:p>
          </table:table-cell>
          <table:table-cell table:formula="of:=   34; j=1; f" office:value-type="string" office:string-value="" calcext:value-type="error">
            <text:p>Err:509</text:p>
          </table:table-cell>
          <table:table-cell table:formula="of:=point" office:value-type="string" office:string-value="" calcext:value-type="error">
            <text:p>#¿NOMBRE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937" calcext:value-type="float">
            <text:p>9,4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0735" calcext:value-type="float">
            <text:p>-7,35E-03</text:p>
          </table:table-cell>
          <table:table-cell office:value-type="float" office:value="0.143" calcext:value-type="float">
            <text:p>1,43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705" calcext:value-type="float">
            <text:p>8,17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2182" calcext:value-type="float">
            <text:p>-2,18E-02</text:p>
          </table:table-cell>
          <table:table-cell office:value-type="float" office:value="-0.036" calcext:value-type="float">
            <text:p>-3,60E-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698" calcext:value-type="float">
            <text:p>6,67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3579" calcext:value-type="float">
            <text:p>-3,58E-02</text:p>
          </table:table-cell>
          <table:table-cell office:value-type="float" office:value="-0.151" calcext:value-type="float">
            <text:p>-1,51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705" calcext:value-type="float">
            <text:p>5,67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4294" calcext:value-type="float">
            <text:p>-4,29E-02</text:p>
          </table:table-cell>
          <table:table-cell office:value-type="float" office:value="-0.228" calcext:value-type="float">
            <text:p>-2,28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706" calcext:value-type="float">
            <text:p>4,67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4769" calcext:value-type="float">
            <text:p>-4,77E-02</text:p>
          </table:table-cell>
          <table:table-cell office:value-type="float" office:value="-0.269" calcext:value-type="float">
            <text:p>-2,69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705" calcext:value-type="float">
            <text:p>3,67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4889" calcext:value-type="float">
            <text:p>-4,89E-02</text:p>
          </table:table-cell>
          <table:table-cell office:value-type="float" office:value="-0.233" calcext:value-type="float">
            <text:p>-2,33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705" calcext:value-type="float">
            <text:p>2,67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4706" calcext:value-type="float">
            <text:p>-4,71E-02</text:p>
          </table:table-cell>
          <table:table-cell office:value-type="float" office:value="-0.181" calcext:value-type="float">
            <text:p>-1,81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699" calcext:value-type="float">
            <text:p>1,67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4202" calcext:value-type="float">
            <text:p>-4,20E-02</text:p>
          </table:table-cell>
          <table:table-cell office:value-type="float" office:value="-0.13" calcext:value-type="float">
            <text:p>-1,30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909" calcext:value-type="float">
            <text:p>4,91E-02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2958" calcext:value-type="float">
            <text:p>-2,96E-02</text:p>
          </table:table-cell>
          <table:table-cell office:value-type="float" office:value="-0.045" calcext:value-type="float">
            <text:p>-4,50E-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22" calcext:value-type="float">
            <text:p>1,92E-02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2242" calcext:value-type="float">
            <text:p>-2,24E-02</text:p>
          </table:table-cell>
          <table:table-cell office:value-type="float" office:value="-0.007" calcext:value-type="float">
            <text:p>-7,00E-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2" calcext:value-type="float">
            <text:p>5,20E-03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1261" calcext:value-type="float">
            <text:p>-1,26E-02</text:p>
          </table:table-cell>
          <table:table-cell office:value-type="float" office:value="0.565" calcext:value-type="float">
            <text:p>5,65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1" calcext:value-type="float">
            <text:p>3,10E-04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0277" calcext:value-type="float">
            <text:p>2,77E-03</text:p>
          </table:table-cell>
          <table:table-cell office:value-type="float" office:value="0.781" calcext:value-type="float">
            <text:p>7,81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08" calcext:value-type="float">
            <text:p>1,08E-03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0553" calcext:value-type="float">
            <text:p>5,53E-03</text:p>
          </table:table-cell>
          <table:table-cell office:value-type="float" office:value="0.388" calcext:value-type="float">
            <text:p>3,88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789" calcext:value-type="float">
            <text:p>7,89E-03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1531" calcext:value-type="float">
            <text:p>1,53E-02</text:p>
          </table:table-cell>
          <table:table-cell office:value-type="float" office:value="-0.256" calcext:value-type="float">
            <text:p>-2,56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906" calcext:value-type="float">
            <text:p>1,91E-02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2232" calcext:value-type="float">
            <text:p>2,23E-02</text:p>
          </table:table-cell>
          <table:table-cell office:value-type="float" office:value="-0.842" calcext:value-type="float">
            <text:p>-8,42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402" calcext:value-type="float">
            <text:p>3,40E-02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2674" calcext:value-type="float">
            <text:p>2,67E-02</text:p>
          </table:table-cell>
          <table:table-cell office:value-type="float" office:value="-1.127" calcext:value-type="float">
            <text:p>-1,13E+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911" calcext:value-type="float">
            <text:p>5,91E-02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3113" calcext:value-type="float">
            <text:p>3,11E-02</text:p>
          </table:table-cell>
          <table:table-cell office:value-type="float" office:value="-1.092" calcext:value-type="float">
            <text:p>-1,09E+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913" calcext:value-type="float">
            <text:p>9,91E-02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3613" calcext:value-type="float">
            <text:p>3,61E-02</text:p>
          </table:table-cell>
          <table:table-cell office:value-type="float" office:value="-0.889" calcext:value-type="float">
            <text:p>-8,89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4927" calcext:value-type="float">
            <text:p>1,4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071" calcext:value-type="float">
            <text:p>4,07E-02</text:p>
          </table:table-cell>
          <table:table-cell office:value-type="float" office:value="-0.488" calcext:value-type="float">
            <text:p>-4,88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09" calcext:value-type="float">
            <text:p>1,9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405" calcext:value-type="float">
            <text:p>4,41E-02</text:p>
          </table:table-cell>
          <table:table-cell office:value-type="float" office:value="-0.538" calcext:value-type="float">
            <text:p>-5,38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08" calcext:value-type="float">
            <text:p>2,51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649" calcext:value-type="float">
            <text:p>4,65E-02</text:p>
          </table:table-cell>
          <table:table-cell office:value-type="float" office:value="-0.561" calcext:value-type="float">
            <text:p>-5,61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9925" calcext:value-type="float">
            <text:p>2,9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798" calcext:value-type="float">
            <text:p>4,80E-02</text:p>
          </table:table-cell>
          <table:table-cell office:value-type="float" office:value="-0.559" calcext:value-type="float">
            <text:p>-5,59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927" calcext:value-type="float">
            <text:p>3,4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878" calcext:value-type="float">
            <text:p>4,88E-02</text:p>
          </table:table-cell>
          <table:table-cell office:value-type="float" office:value="-0.58" calcext:value-type="float">
            <text:p>-5,80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9931" calcext:value-type="float">
            <text:p>3,9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886" calcext:value-type="float">
            <text:p>4,89E-02</text:p>
          </table:table-cell>
          <table:table-cell office:value-type="float" office:value="-0.614" calcext:value-type="float">
            <text:p>-6,14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4897" calcext:value-type="float">
            <text:p>4,4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815" calcext:value-type="float">
            <text:p>4,82E-02</text:p>
          </table:table-cell>
          <table:table-cell office:value-type="float" office:value="-0.647" calcext:value-type="float">
            <text:p>-6,47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9927" calcext:value-type="float">
            <text:p>4,9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652" calcext:value-type="float">
            <text:p>4,65E-02</text:p>
          </table:table-cell>
          <table:table-cell office:value-type="float" office:value="-0.701" calcext:value-type="float">
            <text:p>-7,01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927" calcext:value-type="float">
            <text:p>5,4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398" calcext:value-type="float">
            <text:p>4,40E-02</text:p>
          </table:table-cell>
          <table:table-cell office:value-type="float" office:value="-0.374" calcext:value-type="float">
            <text:p>-3,74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9931" calcext:value-type="float">
            <text:p>5,9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083" calcext:value-type="float">
            <text:p>4,08E-02</text:p>
          </table:table-cell>
          <table:table-cell office:value-type="float" office:value="-0.263" calcext:value-type="float">
            <text:p>-2,63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4917" calcext:value-type="float">
            <text:p>6,4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3719" calcext:value-type="float">
            <text:p>3,72E-02</text:p>
          </table:table-cell>
          <table:table-cell office:value-type="float" office:value="-0.213" calcext:value-type="float">
            <text:p>-2,13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897" calcext:value-type="float">
            <text:p>7,0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3229" calcext:value-type="float">
            <text:p>3,23E-02</text:p>
          </table:table-cell>
          <table:table-cell office:value-type="float" office:value="-0.151" calcext:value-type="float">
            <text:p>-1,51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912" calcext:value-type="float">
            <text:p>7,7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2572" calcext:value-type="float">
            <text:p>2,57E-02</text:p>
          </table:table-cell>
          <table:table-cell office:value-type="float" office:value="-0.081" calcext:value-type="float">
            <text:p>-8,10E-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4903" calcext:value-type="float">
            <text:p>8,4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1826" calcext:value-type="float">
            <text:p>1,83E-02</text:p>
          </table:table-cell>
          <table:table-cell office:value-type="float" office:value="0.01" calcext:value-type="float">
            <text:p>1,0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1929" calcext:value-type="float">
            <text:p>9,1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1032" calcext:value-type="float">
            <text:p>1,03E-02</text:p>
          </table:table-cell>
          <table:table-cell office:value-type="float" office:value="0.109" calcext:value-type="float">
            <text:p>1,09E-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387" calcext:value-type="float">
            <text:p>9,84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0283" calcext:value-type="float">
            <text:p>2,83E-03</text:p>
          </table:table-cell>
          <table:table-cell office:value-type="float" office:value="0.211" calcext:value-type="float">
            <text:p>2,11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3</text:p>
          </table:table-cell>
          <table:table-cell table:style-name="Default" table:formula="of:=   34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¿NOMBR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999" calcext:value-type="float">
            <text:p>9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0737" calcext:value-type="float">
            <text:p>-7,37E-03</text:p>
          </table:table-cell>
          <table:table-cell office:value-type="float" office:value="0.157" calcext:value-type="float">
            <text:p>1,57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986" calcext:value-type="float">
            <text:p>8,2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2152" calcext:value-type="float">
            <text:p>-2,15E-02</text:p>
          </table:table-cell>
          <table:table-cell office:value-type="float" office:value="-0.016" calcext:value-type="float">
            <text:p>-1,60E-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7008" calcext:value-type="float">
            <text:p>6,7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3553" calcext:value-type="float">
            <text:p>-3,55E-02</text:p>
          </table:table-cell>
          <table:table-cell office:value-type="float" office:value="-0.143" calcext:value-type="float">
            <text:p>-1,43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033" calcext:value-type="float">
            <text:p>5,7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4272" calcext:value-type="float">
            <text:p>-4,27E-02</text:p>
          </table:table-cell>
          <table:table-cell office:value-type="float" office:value="-0.213" calcext:value-type="float">
            <text:p>-2,13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037" calcext:value-type="float">
            <text:p>4,7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476" calcext:value-type="float">
            <text:p>-4,76E-02</text:p>
          </table:table-cell>
          <table:table-cell office:value-type="float" office:value="-0.279" calcext:value-type="float">
            <text:p>-2,79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7009" calcext:value-type="float">
            <text:p>3,7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489" calcext:value-type="float">
            <text:p>-4,89E-02</text:p>
          </table:table-cell>
          <table:table-cell office:value-type="float" office:value="-0.27" calcext:value-type="float">
            <text:p>-2,70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01" calcext:value-type="float">
            <text:p>2,7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4716" calcext:value-type="float">
            <text:p>-4,72E-02</text:p>
          </table:table-cell>
          <table:table-cell office:value-type="float" office:value="-0.196" calcext:value-type="float">
            <text:p>-1,96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01" calcext:value-type="float">
            <text:p>1,7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4224" calcext:value-type="float">
            <text:p>-4,22E-02</text:p>
          </table:table-cell>
          <table:table-cell office:value-type="float" office:value="-0.121" calcext:value-type="float">
            <text:p>-1,21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016" calcext:value-type="float">
            <text:p>5,02E-02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2975" calcext:value-type="float">
            <text:p>-2,98E-02</text:p>
          </table:table-cell>
          <table:table-cell office:value-type="float" office:value="-0.009" calcext:value-type="float">
            <text:p>-9,00E-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1" calcext:value-type="float">
            <text:p>2,01E-02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2275" calcext:value-type="float">
            <text:p>-2,28E-02</text:p>
          </table:table-cell>
          <table:table-cell office:value-type="float" office:value="0.026" calcext:value-type="float">
            <text:p>2,6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91" calcext:value-type="float">
            <text:p>5,91E-03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1326" calcext:value-type="float">
            <text:p>-1,33E-02</text:p>
          </table:table-cell>
          <table:table-cell office:value-type="float" office:value="0.59" calcext:value-type="float">
            <text:p>5,90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42" calcext:value-type="float">
            <text:p>4,20E-04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0317" calcext:value-type="float">
            <text:p>3,17E-03</text:p>
          </table:table-cell>
          <table:table-cell office:value-type="float" office:value="0.752" calcext:value-type="float">
            <text:p>7,52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22" calcext:value-type="float">
            <text:p>2,22E-03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0806" calcext:value-type="float">
            <text:p>8,06E-03</text:p>
          </table:table-cell>
          <table:table-cell office:value-type="float" office:value="0.325" calcext:value-type="float">
            <text:p>3,25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914" calcext:value-type="float">
            <text:p>9,14E-03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164" calcext:value-type="float">
            <text:p>1,64E-02</text:p>
          </table:table-cell>
          <table:table-cell office:value-type="float" office:value="-0.324" calcext:value-type="float">
            <text:p>-3,24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036" calcext:value-type="float">
            <text:p>2,04E-02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2273" calcext:value-type="float">
            <text:p>2,27E-02</text:p>
          </table:table-cell>
          <table:table-cell office:value-type="float" office:value="-0.918" calcext:value-type="float">
            <text:p>-9,18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508" calcext:value-type="float">
            <text:p>3,51E-02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2693" calcext:value-type="float">
            <text:p>2,69E-02</text:p>
          </table:table-cell>
          <table:table-cell office:value-type="float" office:value="-1.181" calcext:value-type="float">
            <text:p>-1,18E+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022" calcext:value-type="float">
            <text:p>6,02E-02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3128" calcext:value-type="float">
            <text:p>3,13E-02</text:p>
          </table:table-cell>
          <table:table-cell office:value-type="float" office:value="-1.14" calcext:value-type="float">
            <text:p>-1,14E+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029" calcext:value-type="float">
            <text:p>1,0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3626" calcext:value-type="float">
            <text:p>3,63E-02</text:p>
          </table:table-cell>
          <table:table-cell office:value-type="float" office:value="-1.031" calcext:value-type="float">
            <text:p>-1,03E+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032" calcext:value-type="float">
            <text:p>1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078" calcext:value-type="float">
            <text:p>4,08E-02</text:p>
          </table:table-cell>
          <table:table-cell office:value-type="float" office:value="-0.941" calcext:value-type="float">
            <text:p>-9,41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0029" calcext:value-type="float">
            <text:p>2,0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411" calcext:value-type="float">
            <text:p>4,41E-02</text:p>
          </table:table-cell>
          <table:table-cell office:value-type="float" office:value="-0.544" calcext:value-type="float">
            <text:p>-5,44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024" calcext:value-type="float">
            <text:p>2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647" calcext:value-type="float">
            <text:p>4,65E-02</text:p>
          </table:table-cell>
          <table:table-cell office:value-type="float" office:value="-0.594" calcext:value-type="float">
            <text:p>-5,94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0008" calcext:value-type="float">
            <text:p>3,0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8" calcext:value-type="float">
            <text:p>4,80E-02</text:p>
          </table:table-cell>
          <table:table-cell office:value-type="float" office:value="-0.632" calcext:value-type="float">
            <text:p>-6,32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024" calcext:value-type="float">
            <text:p>3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879" calcext:value-type="float">
            <text:p>4,88E-02</text:p>
          </table:table-cell>
          <table:table-cell office:value-type="float" office:value="-0.664" calcext:value-type="float">
            <text:p>-6,64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0037" calcext:value-type="float">
            <text:p>4,0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886" calcext:value-type="float">
            <text:p>4,89E-02</text:p>
          </table:table-cell>
          <table:table-cell office:value-type="float" office:value="-0.692" calcext:value-type="float">
            <text:p>-6,92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01" calcext:value-type="float">
            <text:p>4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813" calcext:value-type="float">
            <text:p>4,81E-02</text:p>
          </table:table-cell>
          <table:table-cell office:value-type="float" office:value="-0.725" calcext:value-type="float">
            <text:p>-7,25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024" calcext:value-type="float">
            <text:p>5,0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649" calcext:value-type="float">
            <text:p>4,65E-02</text:p>
          </table:table-cell>
          <table:table-cell office:value-type="float" office:value="-0.301" calcext:value-type="float">
            <text:p>-3,01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042" calcext:value-type="float">
            <text:p>5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392" calcext:value-type="float">
            <text:p>4,39E-02</text:p>
          </table:table-cell>
          <table:table-cell office:value-type="float" office:value="-0.236" calcext:value-type="float">
            <text:p>-2,36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0071" calcext:value-type="float">
            <text:p>6,01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073" calcext:value-type="float">
            <text:p>4,07E-02</text:p>
          </table:table-cell>
          <table:table-cell office:value-type="float" office:value="-0.205" calcext:value-type="float">
            <text:p>-2,05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5026" calcext:value-type="float">
            <text:p>6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3711" calcext:value-type="float">
            <text:p>3,71E-02</text:p>
          </table:table-cell>
          <table:table-cell office:value-type="float" office:value="-0.164" calcext:value-type="float">
            <text:p>-1,64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1034" calcext:value-type="float">
            <text:p>7,1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3218" calcext:value-type="float">
            <text:p>3,22E-02</text:p>
          </table:table-cell>
          <table:table-cell office:value-type="float" office:value="-0.121" calcext:value-type="float">
            <text:p>-1,21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008" calcext:value-type="float">
            <text:p>7,8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2563" calcext:value-type="float">
            <text:p>2,56E-02</text:p>
          </table:table-cell>
          <table:table-cell office:value-type="float" office:value="-0.052" calcext:value-type="float">
            <text:p>-5,20E-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001" calcext:value-type="float">
            <text:p>8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1815" calcext:value-type="float">
            <text:p>1,82E-02</text:p>
          </table:table-cell>
          <table:table-cell office:value-type="float" office:value="0.032" calcext:value-type="float">
            <text:p>3,2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012" calcext:value-type="float">
            <text:p>9,2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1023" calcext:value-type="float">
            <text:p>1,02E-02</text:p>
          </table:table-cell>
          <table:table-cell office:value-type="float" office:value="0.123" calcext:value-type="float">
            <text:p>1,23E-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611" calcext:value-type="float">
            <text:p>9,86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0251" calcext:value-type="float">
            <text:p>2,51E-03</text:p>
          </table:table-cell>
          <table:table-cell office:value-type="float" office:value="0.227" calcext:value-type="float">
            <text:p>2,27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4</text:p>
          </table:table-cell>
          <table:table-cell table:style-name="Default" table:formula="of:=   34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¿NOMBR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987" calcext:value-type="float">
            <text:p>9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0731" calcext:value-type="float">
            <text:p>-7,31E-03</text:p>
          </table:table-cell>
          <table:table-cell office:value-type="float" office:value="0.162" calcext:value-type="float">
            <text:p>1,62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2223" calcext:value-type="float">
            <text:p>8,22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2125" calcext:value-type="float">
            <text:p>-2,13E-02</text:p>
          </table:table-cell>
          <table:table-cell office:value-type="float" office:value="-0.005" calcext:value-type="float">
            <text:p>-5,00E-0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7216" calcext:value-type="float">
            <text:p>6,72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3537" calcext:value-type="float">
            <text:p>-3,54E-02</text:p>
          </table:table-cell>
          <table:table-cell office:value-type="float" office:value="-0.131" calcext:value-type="float">
            <text:p>-1,31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23" calcext:value-type="float">
            <text:p>5,72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4261" calcext:value-type="float">
            <text:p>-4,26E-02</text:p>
          </table:table-cell>
          <table:table-cell office:value-type="float" office:value="-0.205" calcext:value-type="float">
            <text:p>-2,05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22" calcext:value-type="float">
            <text:p>4,72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4755" calcext:value-type="float">
            <text:p>-4,76E-02</text:p>
          </table:table-cell>
          <table:table-cell office:value-type="float" office:value="-0.285" calcext:value-type="float">
            <text:p>-2,85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7235" calcext:value-type="float">
            <text:p>3,72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4891" calcext:value-type="float">
            <text:p>-4,89E-02</text:p>
          </table:table-cell>
          <table:table-cell office:value-type="float" office:value="-0.283" calcext:value-type="float">
            <text:p>-2,83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23" calcext:value-type="float">
            <text:p>2,72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4723" calcext:value-type="float">
            <text:p>-4,72E-02</text:p>
          </table:table-cell>
          <table:table-cell office:value-type="float" office:value="-0.23" calcext:value-type="float">
            <text:p>-2,30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242" calcext:value-type="float">
            <text:p>1,72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4238" calcext:value-type="float">
            <text:p>-4,24E-02</text:p>
          </table:table-cell>
          <table:table-cell office:value-type="float" office:value="-0.143" calcext:value-type="float">
            <text:p>-1,43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017" calcext:value-type="float">
            <text:p>5,02E-02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2974" calcext:value-type="float">
            <text:p>-2,97E-02</text:p>
          </table:table-cell>
          <table:table-cell office:value-type="float" office:value="-0.027" calcext:value-type="float">
            <text:p>-2,70E-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99" calcext:value-type="float">
            <text:p>2,00E-02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2268" calcext:value-type="float">
            <text:p>-2,27E-02</text:p>
          </table:table-cell>
          <table:table-cell office:value-type="float" office:value="0.025" calcext:value-type="float">
            <text:p>2,5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11" calcext:value-type="float">
            <text:p>6,11E-03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1355" calcext:value-type="float">
            <text:p>-1,36E-02</text:p>
          </table:table-cell>
          <table:table-cell office:value-type="float" office:value="0.58" calcext:value-type="float">
            <text:p>5,80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office:value-type="float" office:value="0.8" calcext:value-type="float">
            <text:p>8,00E-01</text:p>
          </table:table-cell>
          <table:table-cell office:value-type="float" office:value="0" calcext:value-type="float">
            <text:p>0,00E+00</text:p>
          </table:table-cell>
          <table:table-cell office:value-type="float" office:value="0.752" calcext:value-type="float">
            <text:p>7,52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1" calcext:value-type="float">
            <text:p>2,10E-03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0787" calcext:value-type="float">
            <text:p>7,87E-03</text:p>
          </table:table-cell>
          <table:table-cell office:value-type="float" office:value="0.304" calcext:value-type="float">
            <text:p>3,04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893" calcext:value-type="float">
            <text:p>8,93E-03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1619" calcext:value-type="float">
            <text:p>1,62E-02</text:p>
          </table:table-cell>
          <table:table-cell office:value-type="float" office:value="-0.324" calcext:value-type="float">
            <text:p>-3,24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012" calcext:value-type="float">
            <text:p>2,01E-02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2276" calcext:value-type="float">
            <text:p>2,28E-02</text:p>
          </table:table-cell>
          <table:table-cell office:value-type="float" office:value="-0.976" calcext:value-type="float">
            <text:p>-9,76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53" calcext:value-type="float">
            <text:p>3,53E-02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2701" calcext:value-type="float">
            <text:p>2,70E-02</text:p>
          </table:table-cell>
          <table:table-cell office:value-type="float" office:value="-1.206" calcext:value-type="float">
            <text:p>-1,21E+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011" calcext:value-type="float">
            <text:p>6,01E-02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3127" calcext:value-type="float">
            <text:p>3,13E-02</text:p>
          </table:table-cell>
          <table:table-cell office:value-type="float" office:value="-1.161" calcext:value-type="float">
            <text:p>-1,16E+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019" calcext:value-type="float">
            <text:p>1,0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3623" calcext:value-type="float">
            <text:p>3,62E-02</text:p>
          </table:table-cell>
          <table:table-cell office:value-type="float" office:value="-1.058" calcext:value-type="float">
            <text:p>-1,06E+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024" calcext:value-type="float">
            <text:p>1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078" calcext:value-type="float">
            <text:p>4,08E-02</text:p>
          </table:table-cell>
          <table:table-cell office:value-type="float" office:value="-0.996" calcext:value-type="float">
            <text:p>-9,96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0016" calcext:value-type="float">
            <text:p>2,0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41" calcext:value-type="float">
            <text:p>4,41E-02</text:p>
          </table:table-cell>
          <table:table-cell office:value-type="float" office:value="-0.954" calcext:value-type="float">
            <text:p>-9,54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021" calcext:value-type="float">
            <text:p>2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647" calcext:value-type="float">
            <text:p>4,65E-02</text:p>
          </table:table-cell>
          <table:table-cell office:value-type="float" office:value="-0.618" calcext:value-type="float">
            <text:p>-6,18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0021" calcext:value-type="float">
            <text:p>3,0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799" calcext:value-type="float">
            <text:p>4,80E-02</text:p>
          </table:table-cell>
          <table:table-cell office:value-type="float" office:value="-0.628" calcext:value-type="float">
            <text:p>-6,28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015" calcext:value-type="float">
            <text:p>3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879" calcext:value-type="float">
            <text:p>4,88E-02</text:p>
          </table:table-cell>
          <table:table-cell office:value-type="float" office:value="-0.677" calcext:value-type="float">
            <text:p>-6,77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9977" calcext:value-type="float">
            <text:p>4,0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885" calcext:value-type="float">
            <text:p>4,89E-02</text:p>
          </table:table-cell>
          <table:table-cell office:value-type="float" office:value="-0.303" calcext:value-type="float">
            <text:p>-3,03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009" calcext:value-type="float">
            <text:p>4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813" calcext:value-type="float">
            <text:p>4,81E-02</text:p>
          </table:table-cell>
          <table:table-cell office:value-type="float" office:value="-0.245" calcext:value-type="float">
            <text:p>-2,45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02" calcext:value-type="float">
            <text:p>5,0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648" calcext:value-type="float">
            <text:p>4,65E-02</text:p>
          </table:table-cell>
          <table:table-cell office:value-type="float" office:value="-0.244" calcext:value-type="float">
            <text:p>-2,44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033" calcext:value-type="float">
            <text:p>5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393" calcext:value-type="float">
            <text:p>4,39E-02</text:p>
          </table:table-cell>
          <table:table-cell office:value-type="float" office:value="-0.222" calcext:value-type="float">
            <text:p>-2,22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0018" calcext:value-type="float">
            <text:p>6,0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078" calcext:value-type="float">
            <text:p>4,08E-02</text:p>
          </table:table-cell>
          <table:table-cell office:value-type="float" office:value="-0.181" calcext:value-type="float">
            <text:p>-1,81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5015" calcext:value-type="float">
            <text:p>6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3711" calcext:value-type="float">
            <text:p>3,71E-02</text:p>
          </table:table-cell>
          <table:table-cell office:value-type="float" office:value="-0.139" calcext:value-type="float">
            <text:p>-1,39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977" calcext:value-type="float">
            <text:p>7,1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3222" calcext:value-type="float">
            <text:p>3,22E-02</text:p>
          </table:table-cell>
          <table:table-cell office:value-type="float" office:value="-0.097" calcext:value-type="float">
            <text:p>-9,70E-0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012" calcext:value-type="float">
            <text:p>7,8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2562" calcext:value-type="float">
            <text:p>2,56E-02</text:p>
          </table:table-cell>
          <table:table-cell office:value-type="float" office:value="-0.031" calcext:value-type="float">
            <text:p>-3,10E-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01" calcext:value-type="float">
            <text:p>8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1815" calcext:value-type="float">
            <text:p>1,82E-02</text:p>
          </table:table-cell>
          <table:table-cell office:value-type="float" office:value="0.043" calcext:value-type="float">
            <text:p>4,3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005" calcext:value-type="float">
            <text:p>9,2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1023" calcext:value-type="float">
            <text:p>1,02E-02</text:p>
          </table:table-cell>
          <table:table-cell office:value-type="float" office:value="0.132" calcext:value-type="float">
            <text:p>1,32E-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498" calcext:value-type="float">
            <text:p>9,85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0267" calcext:value-type="float">
            <text:p>2,67E-03</text:p>
          </table:table-cell>
          <table:table-cell office:value-type="float" office:value="0.225" calcext:value-type="float">
            <text:p>2,25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5</text:p>
          </table:table-cell>
          <table:table-cell table:style-name="Default" table:formula="of:=   45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¿NOMBR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977" calcext:value-type="float">
            <text:p>9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0731" calcext:value-type="float">
            <text:p>-7,31E-03</text:p>
          </table:table-cell>
          <table:table-cell office:value-type="float" office:value="0.15" calcext:value-type="float">
            <text:p>1,50E-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954" calcext:value-type="float">
            <text:p>8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1822" calcext:value-type="float">
            <text:p>-1,82E-02</text:p>
          </table:table-cell>
          <table:table-cell office:value-type="float" office:value="0.03" calcext:value-type="float">
            <text:p>3,00E-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003" calcext:value-type="float">
            <text:p>7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2851" calcext:value-type="float">
            <text:p>-2,85E-02</text:p>
          </table:table-cell>
          <table:table-cell office:value-type="float" office:value="-0.062" calcext:value-type="float">
            <text:p>-6,20E-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988" calcext:value-type="float">
            <text:p>6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3713" calcext:value-type="float">
            <text:p>-3,71E-02</text:p>
          </table:table-cell>
          <table:table-cell office:value-type="float" office:value="-0.13" calcext:value-type="float">
            <text:p>-1,30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983" calcext:value-type="float">
            <text:p>5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4397" calcext:value-type="float">
            <text:p>-4,40E-02</text:p>
          </table:table-cell>
          <table:table-cell office:value-type="float" office:value="-0.27" calcext:value-type="float">
            <text:p>-2,70E-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99" calcext:value-type="float">
            <text:p>4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4814" calcext:value-type="float">
            <text:p>-4,81E-02</text:p>
          </table:table-cell>
          <table:table-cell office:value-type="float" office:value="-0.268" calcext:value-type="float">
            <text:p>-2,68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016" calcext:value-type="float">
            <text:p>3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488" calcext:value-type="float">
            <text:p>-4,88E-02</text:p>
          </table:table-cell>
          <table:table-cell office:value-type="float" office:value="-0.288" calcext:value-type="float">
            <text:p>-2,88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012" calcext:value-type="float">
            <text:p>2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4646" calcext:value-type="float">
            <text:p>-4,65E-02</text:p>
          </table:table-cell>
          <table:table-cell office:value-type="float" office:value="-0.277" calcext:value-type="float">
            <text:p>-2,77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054" calcext:value-type="float">
            <text:p>1,51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4081" calcext:value-type="float">
            <text:p>-4,08E-02</text:p>
          </table:table-cell>
          <table:table-cell office:value-type="float" office:value="-0.182" calcext:value-type="float">
            <text:p>-1,82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029" calcext:value-type="float">
            <text:p>1,0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3625" calcext:value-type="float">
            <text:p>-3,63E-02</text:p>
          </table:table-cell>
          <table:table-cell office:value-type="float" office:value="-0.121" calcext:value-type="float">
            <text:p>-1,21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55" calcext:value-type="float">
            <text:p>6,55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3203" calcext:value-type="float">
            <text:p>-3,20E-02</text:p>
          </table:table-cell>
          <table:table-cell office:value-type="float" office:value="-0.078" calcext:value-type="float">
            <text:p>-7,80E-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03" calcext:value-type="float">
            <text:p>4,03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2788" calcext:value-type="float">
            <text:p>-2,79E-02</text:p>
          </table:table-cell>
          <table:table-cell office:value-type="float" office:value="-0.079" calcext:value-type="float">
            <text:p>-7,90E-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3" calcext:value-type="float">
            <text:p>2,03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2282" calcext:value-type="float">
            <text:p>-2,28E-02</text:p>
          </table:table-cell>
          <table:table-cell office:value-type="float" office:value="-0.018" calcext:value-type="float">
            <text:p>-1,8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87" calcext:value-type="float">
            <text:p>5,87E-03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1314" calcext:value-type="float">
            <text:p>-1,31E-02</text:p>
          </table:table-cell>
          <table:table-cell office:value-type="float" office:value="0.562" calcext:value-type="float">
            <text:p>5,62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7" calcext:value-type="float">
            <text:p>5,70E-04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0379" calcext:value-type="float">
            <text:p>3,79E-03</text:p>
          </table:table-cell>
          <table:table-cell office:value-type="float" office:value="0.726" calcext:value-type="float">
            <text:p>7,26E-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84" calcext:value-type="float">
            <text:p>1,84E-03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0727" calcext:value-type="float">
            <text:p>7,27E-03</text:p>
          </table:table-cell>
          <table:table-cell office:value-type="float" office:value="-0.182" calcext:value-type="float">
            <text:p>-1,82E-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626" calcext:value-type="float">
            <text:p>6,26E-03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1361" calcext:value-type="float">
            <text:p>1,36E-02</text:p>
          </table:table-cell>
          <table:table-cell office:value-type="float" office:value="-0.181" calcext:value-type="float">
            <text:p>-1,81E-0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228" calcext:value-type="float">
            <text:p>1,23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1873" calcext:value-type="float">
            <text:p>1,87E-02</text:p>
          </table:table-cell>
          <table:table-cell office:value-type="float" office:value="-0.576" calcext:value-type="float">
            <text:p>-5,76E-0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006" calcext:value-type="float">
            <text:p>2,01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2272" calcext:value-type="float">
            <text:p>2,27E-02</text:p>
          </table:table-cell>
          <table:table-cell office:value-type="float" office:value="-0.985" calcext:value-type="float">
            <text:p>-9,85E-0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988" calcext:value-type="float">
            <text:p>2,99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2581" calcext:value-type="float">
            <text:p>2,58E-02</text:p>
          </table:table-cell>
          <table:table-cell office:value-type="float" office:value="-1.187" calcext:value-type="float">
            <text:p>-1,19E+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966" calcext:value-type="float">
            <text:p>4,97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2966" calcext:value-type="float">
            <text:p>2,97E-02</text:p>
          </table:table-cell>
          <table:table-cell office:value-type="float" office:value="-1.194" calcext:value-type="float">
            <text:p>-1,19E+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448" calcext:value-type="float">
            <text:p>7,45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3322" calcext:value-type="float">
            <text:p>3,32E-02</text:p>
          </table:table-cell>
          <table:table-cell office:value-type="float" office:value="-1.14" calcext:value-type="float">
            <text:p>-1,14E+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994" calcext:value-type="float">
            <text:p>9,99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3621" calcext:value-type="float">
            <text:p>3,62E-02</text:p>
          </table:table-cell>
          <table:table-cell office:value-type="float" office:value="-1.093" calcext:value-type="float">
            <text:p>-1,09E+0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986" calcext:value-type="float">
            <text:p>1,4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3995" calcext:value-type="float">
            <text:p>4,00E-02</text:p>
          </table:table-cell>
          <table:table-cell office:value-type="float" office:value="-1.048" calcext:value-type="float">
            <text:p>-1,05E+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7979" calcext:value-type="float">
            <text:p>1,8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286" calcext:value-type="float">
            <text:p>4,29E-02</text:p>
          </table:table-cell>
          <table:table-cell office:value-type="float" office:value="-1.002" calcext:value-type="float">
            <text:p>-1,00E+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001" calcext:value-type="float">
            <text:p>2,2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515" calcext:value-type="float">
            <text:p>4,52E-02</text:p>
          </table:table-cell>
          <table:table-cell office:value-type="float" office:value="-0.999" calcext:value-type="float">
            <text:p>-9,99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5964" calcext:value-type="float">
            <text:p>2,6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681" calcext:value-type="float">
            <text:p>4,68E-02</text:p>
          </table:table-cell>
          <table:table-cell office:value-type="float" office:value="-0.981" calcext:value-type="float">
            <text:p>-9,81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983" calcext:value-type="float">
            <text:p>3,0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8" calcext:value-type="float">
            <text:p>4,80E-02</text:p>
          </table:table-cell>
          <table:table-cell office:value-type="float" office:value="-0.341" calcext:value-type="float">
            <text:p>-3,41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985" calcext:value-type="float">
            <text:p>3,4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869" calcext:value-type="float">
            <text:p>4,87E-02</text:p>
          </table:table-cell>
          <table:table-cell office:value-type="float" office:value="-0.195" calcext:value-type="float">
            <text:p>-1,95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7986" calcext:value-type="float">
            <text:p>3,8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892" calcext:value-type="float">
            <text:p>4,89E-02</text:p>
          </table:table-cell>
          <table:table-cell office:value-type="float" office:value="-0.18" calcext:value-type="float">
            <text:p>-1,80E-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959" calcext:value-type="float">
            <text:p>4,2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867" calcext:value-type="float">
            <text:p>4,87E-02</text:p>
          </table:table-cell>
          <table:table-cell office:value-type="float" office:value="-0.208" calcext:value-type="float">
            <text:p>-2,08E-0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5975" calcext:value-type="float">
            <text:p>4,6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789" calcext:value-type="float">
            <text:p>4,79E-02</text:p>
          </table:table-cell>
          <table:table-cell office:value-type="float" office:value="-0.238" calcext:value-type="float">
            <text:p>-2,38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96" calcext:value-type="float">
            <text:p>5,0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65" calcext:value-type="float">
            <text:p>4,65E-02</text:p>
          </table:table-cell>
          <table:table-cell office:value-type="float" office:value="-0.22" calcext:value-type="float">
            <text:p>-2,20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3959" calcext:value-type="float">
            <text:p>5,4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452" calcext:value-type="float">
            <text:p>4,45E-02</text:p>
          </table:table-cell>
          <table:table-cell office:value-type="float" office:value="-0.2" calcext:value-type="float">
            <text:p>-2,00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7961" calcext:value-type="float">
            <text:p>5,8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214" calcext:value-type="float">
            <text:p>4,21E-02</text:p>
          </table:table-cell>
          <table:table-cell office:value-type="float" office:value="-0.162" calcext:value-type="float">
            <text:p>-1,62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1987" calcext:value-type="float">
            <text:p>6,2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3938" calcext:value-type="float">
            <text:p>3,94E-02</text:p>
          </table:table-cell>
          <table:table-cell office:value-type="float" office:value="-0.138" calcext:value-type="float">
            <text:p>-1,38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968" calcext:value-type="float">
            <text:p>6,6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3637" calcext:value-type="float">
            <text:p>3,64E-02</text:p>
          </table:table-cell>
          <table:table-cell office:value-type="float" office:value="-0.107" calcext:value-type="float">
            <text:p>-1,07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997" calcext:value-type="float">
            <text:p>7,0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3308" calcext:value-type="float">
            <text:p>3,31E-02</text:p>
          </table:table-cell>
          <table:table-cell office:value-type="float" office:value="-0.085" calcext:value-type="float">
            <text:p>-8,50E-0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94" calcext:value-type="float">
            <text:p>7,39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2949" calcext:value-type="float">
            <text:p>2,95E-02</text:p>
          </table:table-cell>
          <table:table-cell office:value-type="float" office:value="-0.057" calcext:value-type="float">
            <text:p>-5,70E-0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96" calcext:value-type="float">
            <text:p>7,8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2567" calcext:value-type="float">
            <text:p>2,57E-02</text:p>
          </table:table-cell>
          <table:table-cell office:value-type="float" office:value="-0.021" calcext:value-type="float">
            <text:p>-2,10E-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937" calcext:value-type="float">
            <text:p>8,19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2157" calcext:value-type="float">
            <text:p>2,16E-02</text:p>
          </table:table-cell>
          <table:table-cell office:value-type="float" office:value="0.021" calcext:value-type="float">
            <text:p>2,10E-0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955" calcext:value-type="float">
            <text:p>8,6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1709" calcext:value-type="float">
            <text:p>1,71E-02</text:p>
          </table:table-cell>
          <table:table-cell office:value-type="float" office:value="0.059" calcext:value-type="float">
            <text:p>5,90E-0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94" calcext:value-type="float">
            <text:p>8,99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1246" calcext:value-type="float">
            <text:p>1,25E-02</text:p>
          </table:table-cell>
          <table:table-cell office:value-type="float" office:value="0.099" calcext:value-type="float">
            <text:p>9,90E-0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4727" calcext:value-type="float">
            <text:p>9,47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0755" calcext:value-type="float">
            <text:p>7,55E-03</text:p>
          </table:table-cell>
          <table:table-cell office:value-type="float" office:value="0.156" calcext:value-type="float">
            <text:p>1,56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506" calcext:value-type="float">
            <text:p>9,85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0266" calcext:value-type="float">
            <text:p>2,66E-03</text:p>
          </table:table-cell>
          <table:table-cell office:value-type="float" office:value="0.211" calcext:value-type="float">
            <text:p>2,11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6</text:p>
          </table:table-cell>
          <table:table-cell table:style-name="Default" table:formula="of:=   45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¿NOMBR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953" calcext:value-type="float">
            <text:p>9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0734" calcext:value-type="float">
            <text:p>-7,34E-03</text:p>
          </table:table-cell>
          <table:table-cell office:value-type="float" office:value="0.126" calcext:value-type="float">
            <text:p>1,26E-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934" calcext:value-type="float">
            <text:p>8,49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1823" calcext:value-type="float">
            <text:p>-1,82E-02</text:p>
          </table:table-cell>
          <table:table-cell office:value-type="float" office:value="0.021" calcext:value-type="float">
            <text:p>2,10E-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963" calcext:value-type="float">
            <text:p>7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2854" calcext:value-type="float">
            <text:p>-2,85E-02</text:p>
          </table:table-cell>
          <table:table-cell office:value-type="float" office:value="-0.056" calcext:value-type="float">
            <text:p>-5,60E-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98" calcext:value-type="float">
            <text:p>6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3714" calcext:value-type="float">
            <text:p>-3,71E-02</text:p>
          </table:table-cell>
          <table:table-cell office:value-type="float" office:value="-0.121" calcext:value-type="float">
            <text:p>-1,21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955" calcext:value-type="float">
            <text:p>5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4396" calcext:value-type="float">
            <text:p>-4,40E-02</text:p>
          </table:table-cell>
          <table:table-cell office:value-type="float" office:value="-0.173" calcext:value-type="float">
            <text:p>-1,73E-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998" calcext:value-type="float">
            <text:p>4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4814" calcext:value-type="float">
            <text:p>-4,81E-02</text:p>
          </table:table-cell>
          <table:table-cell office:value-type="float" office:value="-0.24" calcext:value-type="float">
            <text:p>-2,40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99" calcext:value-type="float">
            <text:p>3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488" calcext:value-type="float">
            <text:p>-4,88E-02</text:p>
          </table:table-cell>
          <table:table-cell office:value-type="float" office:value="-0.254" calcext:value-type="float">
            <text:p>-2,54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997" calcext:value-type="float">
            <text:p>2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4645" calcext:value-type="float">
            <text:p>-4,65E-02</text:p>
          </table:table-cell>
          <table:table-cell office:value-type="float" office:value="-0.301" calcext:value-type="float">
            <text:p>-3,01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016" calcext:value-type="float">
            <text:p>1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4078" calcext:value-type="float">
            <text:p>-4,08E-02</text:p>
          </table:table-cell>
          <table:table-cell office:value-type="float" office:value="-0.293" calcext:value-type="float">
            <text:p>-2,93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019" calcext:value-type="float">
            <text:p>1,0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3624" calcext:value-type="float">
            <text:p>-3,62E-02</text:p>
          </table:table-cell>
          <table:table-cell office:value-type="float" office:value="-0.241" calcext:value-type="float">
            <text:p>-2,41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521" calcext:value-type="float">
            <text:p>6,52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3198" calcext:value-type="float">
            <text:p>-3,20E-02</text:p>
          </table:table-cell>
          <table:table-cell office:value-type="float" office:value="-0.17" calcext:value-type="float">
            <text:p>-1,70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99" calcext:value-type="float">
            <text:p>4,00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2803" calcext:value-type="float">
            <text:p>-2,80E-02</text:p>
          </table:table-cell>
          <table:table-cell office:value-type="float" office:value="-0.158" calcext:value-type="float">
            <text:p>-1,58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85" calcext:value-type="float">
            <text:p>1,99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2268" calcext:value-type="float">
            <text:p>-2,27E-02</text:p>
          </table:table-cell>
          <table:table-cell office:value-type="float" office:value="-0.074" calcext:value-type="float">
            <text:p>-7,4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67" calcext:value-type="float">
            <text:p>5,67E-03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1305" calcext:value-type="float">
            <text:p>-1,31E-02</text:p>
          </table:table-cell>
          <table:table-cell office:value-type="float" office:value="0.51" calcext:value-type="float">
            <text:p>5,10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68" calcext:value-type="float">
            <text:p>6,80E-04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0449" calcext:value-type="float">
            <text:p>4,49E-03</text:p>
          </table:table-cell>
          <table:table-cell office:value-type="float" office:value="0.69" calcext:value-type="float">
            <text:p>6,90E-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9" calcext:value-type="float">
            <text:p>1,90E-03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0749" calcext:value-type="float">
            <text:p>7,49E-03</text:p>
          </table:table-cell>
          <table:table-cell office:value-type="float" office:value="0.229" calcext:value-type="float">
            <text:p>2,29E-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623" calcext:value-type="float">
            <text:p>6,23E-03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1365" calcext:value-type="float">
            <text:p>1,37E-02</text:p>
          </table:table-cell>
          <table:table-cell office:value-type="float" office:value="-0.152" calcext:value-type="float">
            <text:p>-1,52E-0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209" calcext:value-type="float">
            <text:p>1,21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1851" calcext:value-type="float">
            <text:p>1,85E-02</text:p>
          </table:table-cell>
          <table:table-cell office:value-type="float" office:value="-0.598" calcext:value-type="float">
            <text:p>-5,98E-0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983" calcext:value-type="float">
            <text:p>1,98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2268" calcext:value-type="float">
            <text:p>2,27E-02</text:p>
          </table:table-cell>
          <table:table-cell office:value-type="float" office:value="-0.983" calcext:value-type="float">
            <text:p>-9,83E-0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991" calcext:value-type="float">
            <text:p>2,99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2584" calcext:value-type="float">
            <text:p>2,58E-02</text:p>
          </table:table-cell>
          <table:table-cell office:value-type="float" office:value="-1.196" calcext:value-type="float">
            <text:p>-1,20E+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972" calcext:value-type="float">
            <text:p>4,97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2967" calcext:value-type="float">
            <text:p>2,97E-02</text:p>
          </table:table-cell>
          <table:table-cell office:value-type="float" office:value="-1.227" calcext:value-type="float">
            <text:p>-1,23E+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488" calcext:value-type="float">
            <text:p>7,49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3329" calcext:value-type="float">
            <text:p>3,33E-02</text:p>
          </table:table-cell>
          <table:table-cell office:value-type="float" office:value="-1.177" calcext:value-type="float">
            <text:p>-1,18E+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991" calcext:value-type="float">
            <text:p>9,99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362" calcext:value-type="float">
            <text:p>3,62E-02</text:p>
          </table:table-cell>
          <table:table-cell office:value-type="float" office:value="-1.134" calcext:value-type="float">
            <text:p>-1,13E+0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983" calcext:value-type="float">
            <text:p>1,4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3994" calcext:value-type="float">
            <text:p>3,99E-02</text:p>
          </table:table-cell>
          <table:table-cell office:value-type="float" office:value="-1.127" calcext:value-type="float">
            <text:p>-1,13E+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7999" calcext:value-type="float">
            <text:p>1,8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272" calcext:value-type="float">
            <text:p>4,27E-02</text:p>
          </table:table-cell>
          <table:table-cell office:value-type="float" office:value="-1.136" calcext:value-type="float">
            <text:p>-1,14E+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01" calcext:value-type="float">
            <text:p>2,2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514" calcext:value-type="float">
            <text:p>4,51E-02</text:p>
          </table:table-cell>
          <table:table-cell office:value-type="float" office:value="-0.559" calcext:value-type="float">
            <text:p>-5,59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5996" calcext:value-type="float">
            <text:p>2,6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681" calcext:value-type="float">
            <text:p>4,68E-02</text:p>
          </table:table-cell>
          <table:table-cell office:value-type="float" office:value="-0.282" calcext:value-type="float">
            <text:p>-2,82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994" calcext:value-type="float">
            <text:p>3,0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799" calcext:value-type="float">
            <text:p>4,80E-02</text:p>
          </table:table-cell>
          <table:table-cell office:value-type="float" office:value="-0.159" calcext:value-type="float">
            <text:p>-1,59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4008" calcext:value-type="float">
            <text:p>3,4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869" calcext:value-type="float">
            <text:p>4,87E-02</text:p>
          </table:table-cell>
          <table:table-cell office:value-type="float" office:value="-0.179" calcext:value-type="float">
            <text:p>-1,79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7994" calcext:value-type="float">
            <text:p>3,8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891" calcext:value-type="float">
            <text:p>4,89E-02</text:p>
          </table:table-cell>
          <table:table-cell office:value-type="float" office:value="-0.218" calcext:value-type="float">
            <text:p>-2,18E-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988" calcext:value-type="float">
            <text:p>4,2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867" calcext:value-type="float">
            <text:p>4,87E-02</text:p>
          </table:table-cell>
          <table:table-cell office:value-type="float" office:value="-0.238" calcext:value-type="float">
            <text:p>-2,38E-0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5976" calcext:value-type="float">
            <text:p>4,6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79" calcext:value-type="float">
            <text:p>4,79E-02</text:p>
          </table:table-cell>
          <table:table-cell office:value-type="float" office:value="-0.242" calcext:value-type="float">
            <text:p>-2,42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994" calcext:value-type="float">
            <text:p>5,0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649" calcext:value-type="float">
            <text:p>4,65E-02</text:p>
          </table:table-cell>
          <table:table-cell office:value-type="float" office:value="-0.216" calcext:value-type="float">
            <text:p>-2,16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3988" calcext:value-type="float">
            <text:p>5,4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45" calcext:value-type="float">
            <text:p>4,45E-02</text:p>
          </table:table-cell>
          <table:table-cell office:value-type="float" office:value="-0.197" calcext:value-type="float">
            <text:p>-1,97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7991" calcext:value-type="float">
            <text:p>5,8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21" calcext:value-type="float">
            <text:p>4,21E-02</text:p>
          </table:table-cell>
          <table:table-cell office:value-type="float" office:value="-0.152" calcext:value-type="float">
            <text:p>-1,52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197" calcext:value-type="float">
            <text:p>6,2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3939" calcext:value-type="float">
            <text:p>3,94E-02</text:p>
          </table:table-cell>
          <table:table-cell office:value-type="float" office:value="-0.126" calcext:value-type="float">
            <text:p>-1,26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979" calcext:value-type="float">
            <text:p>6,6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3635" calcext:value-type="float">
            <text:p>3,64E-02</text:p>
          </table:table-cell>
          <table:table-cell office:value-type="float" office:value="-0.104" calcext:value-type="float">
            <text:p>-1,04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9976" calcext:value-type="float">
            <text:p>7,0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3308" calcext:value-type="float">
            <text:p>3,31E-02</text:p>
          </table:table-cell>
          <table:table-cell office:value-type="float" office:value="-0.074" calcext:value-type="float">
            <text:p>-7,40E-0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97" calcext:value-type="float">
            <text:p>7,4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2946" calcext:value-type="float">
            <text:p>2,95E-02</text:p>
          </table:table-cell>
          <table:table-cell office:value-type="float" office:value="-0.056" calcext:value-type="float">
            <text:p>-5,60E-0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962" calcext:value-type="float">
            <text:p>7,8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2567" calcext:value-type="float">
            <text:p>2,57E-02</text:p>
          </table:table-cell>
          <table:table-cell office:value-type="float" office:value="-0.027" calcext:value-type="float">
            <text:p>-2,70E-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965" calcext:value-type="float">
            <text:p>8,2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2154" calcext:value-type="float">
            <text:p>2,15E-02</text:p>
          </table:table-cell>
          <table:table-cell office:value-type="float" office:value="0.009" calcext:value-type="float">
            <text:p>9,00E-0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98" calcext:value-type="float">
            <text:p>8,6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1707" calcext:value-type="float">
            <text:p>1,71E-02</text:p>
          </table:table-cell>
          <table:table-cell office:value-type="float" office:value="0.04" calcext:value-type="float">
            <text:p>4,00E-0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977" calcext:value-type="float">
            <text:p>9,0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1241" calcext:value-type="float">
            <text:p>1,24E-02</text:p>
          </table:table-cell>
          <table:table-cell office:value-type="float" office:value="0.072" calcext:value-type="float">
            <text:p>7,20E-0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4861" calcext:value-type="float">
            <text:p>9,49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0742" calcext:value-type="float">
            <text:p>7,42E-03</text:p>
          </table:table-cell>
          <table:table-cell office:value-type="float" office:value="0.122" calcext:value-type="float">
            <text:p>1,22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462" calcext:value-type="float">
            <text:p>9,85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0272" calcext:value-type="float">
            <text:p>2,72E-03</text:p>
          </table:table-cell>
          <table:table-cell office:value-type="float" office:value="0.178" calcext:value-type="float">
            <text:p>1,78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7</text:p>
          </table:table-cell>
          <table:table-cell table:style-name="Default" table:formula="of:=   45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¿NOMBR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946" calcext:value-type="float">
            <text:p>9,49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0735" calcext:value-type="float">
            <text:p>-7,35E-03</text:p>
          </table:table-cell>
          <table:table-cell office:value-type="float" office:value="0.07" calcext:value-type="float">
            <text:p>7,0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958" calcext:value-type="float">
            <text:p>8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1821" calcext:value-type="float">
            <text:p>-1,82E-02</text:p>
          </table:table-cell>
          <table:table-cell office:value-type="float" office:value="-0.009" calcext:value-type="float">
            <text:p>-9,00E-0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002" calcext:value-type="float">
            <text:p>7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285" calcext:value-type="float">
            <text:p>-2,85E-02</text:p>
          </table:table-cell>
          <table:table-cell office:value-type="float" office:value="-0.072" calcext:value-type="float">
            <text:p>-7,20E-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957" calcext:value-type="float">
            <text:p>6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3715" calcext:value-type="float">
            <text:p>-3,72E-02</text:p>
          </table:table-cell>
          <table:table-cell office:value-type="float" office:value="-0.118" calcext:value-type="float">
            <text:p>-1,18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967" calcext:value-type="float">
            <text:p>5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4398" calcext:value-type="float">
            <text:p>-4,40E-02</text:p>
          </table:table-cell>
          <table:table-cell office:value-type="float" office:value="-0.165" calcext:value-type="float">
            <text:p>-1,65E-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97" calcext:value-type="float">
            <text:p>4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4816" calcext:value-type="float">
            <text:p>-4,82E-02</text:p>
          </table:table-cell>
          <table:table-cell office:value-type="float" office:value="-0.217" calcext:value-type="float">
            <text:p>-2,17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973" calcext:value-type="float">
            <text:p>3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4879" calcext:value-type="float">
            <text:p>-4,88E-02</text:p>
          </table:table-cell>
          <table:table-cell office:value-type="float" office:value="-0.23" calcext:value-type="float">
            <text:p>-2,30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976" calcext:value-type="float">
            <text:p>2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4645" calcext:value-type="float">
            <text:p>-4,65E-02</text:p>
          </table:table-cell>
          <table:table-cell office:value-type="float" office:value="-0.274" calcext:value-type="float">
            <text:p>-2,74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996" calcext:value-type="float">
            <text:p>1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4076" calcext:value-type="float">
            <text:p>-4,08E-02</text:p>
          </table:table-cell>
          <table:table-cell office:value-type="float" office:value="-0.318" calcext:value-type="float">
            <text:p>-3,18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039" calcext:value-type="float">
            <text:p>1,0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3627" calcext:value-type="float">
            <text:p>-3,63E-02</text:p>
          </table:table-cell>
          <table:table-cell office:value-type="float" office:value="-0.342" calcext:value-type="float">
            <text:p>-3,42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536" calcext:value-type="float">
            <text:p>6,54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32" calcext:value-type="float">
            <text:p>-3,20E-02</text:p>
          </table:table-cell>
          <table:table-cell office:value-type="float" office:value="-0.376" calcext:value-type="float">
            <text:p>-3,76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025" calcext:value-type="float">
            <text:p>4,03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2813" calcext:value-type="float">
            <text:p>-2,81E-02</text:p>
          </table:table-cell>
          <table:table-cell office:value-type="float" office:value="-0.336" calcext:value-type="float">
            <text:p>-3,36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85" calcext:value-type="float">
            <text:p>1,99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2266" calcext:value-type="float">
            <text:p>-2,27E-02</text:p>
          </table:table-cell>
          <table:table-cell office:value-type="float" office:value="-0.227" calcext:value-type="float">
            <text:p>-2,27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78" calcext:value-type="float">
            <text:p>5,78E-03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1313" calcext:value-type="float">
            <text:p>-1,31E-02</text:p>
          </table:table-cell>
          <table:table-cell office:value-type="float" office:value="0.315" calcext:value-type="float">
            <text:p>3,15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0351" calcext:value-type="float">
            <text:p>3,51E-03</text:p>
          </table:table-cell>
          <table:table-cell office:value-type="float" office:value="0.636" calcext:value-type="float">
            <text:p>6,36E-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93" calcext:value-type="float">
            <text:p>1,93E-03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0757" calcext:value-type="float">
            <text:p>7,57E-03</text:p>
          </table:table-cell>
          <table:table-cell office:value-type="float" office:value="0.21" calcext:value-type="float">
            <text:p>2,10E-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63" calcext:value-type="float">
            <text:p>6,30E-03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1368" calcext:value-type="float">
            <text:p>1,37E-02</text:p>
          </table:table-cell>
          <table:table-cell office:value-type="float" office:value="-0.254" calcext:value-type="float">
            <text:p>-2,54E-0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265" calcext:value-type="float">
            <text:p>1,27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1889" calcext:value-type="float">
            <text:p>1,89E-02</text:p>
          </table:table-cell>
          <table:table-cell office:value-type="float" office:value="-0.651" calcext:value-type="float">
            <text:p>-6,51E-0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012" calcext:value-type="float">
            <text:p>2,01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2277" calcext:value-type="float">
            <text:p>2,28E-02</text:p>
          </table:table-cell>
          <table:table-cell office:value-type="float" office:value="-1.018" calcext:value-type="float">
            <text:p>-1,02E+0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999" calcext:value-type="float">
            <text:p>3,00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2583" calcext:value-type="float">
            <text:p>2,58E-02</text:p>
          </table:table-cell>
          <table:table-cell office:value-type="float" office:value="-1.244" calcext:value-type="float">
            <text:p>-1,24E+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995" calcext:value-type="float">
            <text:p>5,00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297" calcext:value-type="float">
            <text:p>2,97E-02</text:p>
          </table:table-cell>
          <table:table-cell office:value-type="float" office:value="-1.291" calcext:value-type="float">
            <text:p>-1,29E+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482" calcext:value-type="float">
            <text:p>7,48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3327" calcext:value-type="float">
            <text:p>3,33E-02</text:p>
          </table:table-cell>
          <table:table-cell office:value-type="float" office:value="-1.275" calcext:value-type="float">
            <text:p>-1,28E+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99" calcext:value-type="float">
            <text:p>9,99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3621" calcext:value-type="float">
            <text:p>3,62E-02</text:p>
          </table:table-cell>
          <table:table-cell office:value-type="float" office:value="-1.209" calcext:value-type="float">
            <text:p>-1,21E+0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976" calcext:value-type="float">
            <text:p>1,4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3995" calcext:value-type="float">
            <text:p>4,00E-02</text:p>
          </table:table-cell>
          <table:table-cell office:value-type="float" office:value="-0.918" calcext:value-type="float">
            <text:p>-9,18E-0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7991" calcext:value-type="float">
            <text:p>1,8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288" calcext:value-type="float">
            <text:p>4,29E-02</text:p>
          </table:table-cell>
          <table:table-cell office:value-type="float" office:value="-0.785" calcext:value-type="float">
            <text:p>-7,85E-0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199" calcext:value-type="float">
            <text:p>2,2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516" calcext:value-type="float">
            <text:p>4,52E-02</text:p>
          </table:table-cell>
          <table:table-cell office:value-type="float" office:value="-0.245" calcext:value-type="float">
            <text:p>-2,45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5976" calcext:value-type="float">
            <text:p>2,6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682" calcext:value-type="float">
            <text:p>4,68E-02</text:p>
          </table:table-cell>
          <table:table-cell office:value-type="float" office:value="-0.207" calcext:value-type="float">
            <text:p>-2,07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986" calcext:value-type="float">
            <text:p>3,0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8" calcext:value-type="float">
            <text:p>4,80E-02</text:p>
          </table:table-cell>
          <table:table-cell office:value-type="float" office:value="-0.219" calcext:value-type="float">
            <text:p>-2,19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979" calcext:value-type="float">
            <text:p>3,4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868" calcext:value-type="float">
            <text:p>4,87E-02</text:p>
          </table:table-cell>
          <table:table-cell office:value-type="float" office:value="-0.234" calcext:value-type="float">
            <text:p>-2,34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7976" calcext:value-type="float">
            <text:p>3,8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892" calcext:value-type="float">
            <text:p>4,89E-02</text:p>
          </table:table-cell>
          <table:table-cell office:value-type="float" office:value="-0.246" calcext:value-type="float">
            <text:p>-2,46E-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988" calcext:value-type="float">
            <text:p>4,2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868" calcext:value-type="float">
            <text:p>4,87E-02</text:p>
          </table:table-cell>
          <table:table-cell office:value-type="float" office:value="-0.272" calcext:value-type="float">
            <text:p>-2,72E-0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597" calcext:value-type="float">
            <text:p>4,6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789" calcext:value-type="float">
            <text:p>4,79E-02</text:p>
          </table:table-cell>
          <table:table-cell office:value-type="float" office:value="-0.245" calcext:value-type="float">
            <text:p>-2,45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987" calcext:value-type="float">
            <text:p>5,0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649" calcext:value-type="float">
            <text:p>4,65E-02</text:p>
          </table:table-cell>
          <table:table-cell office:value-type="float" office:value="-0.233" calcext:value-type="float">
            <text:p>-2,33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3975" calcext:value-type="float">
            <text:p>5,4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452" calcext:value-type="float">
            <text:p>4,45E-02</text:p>
          </table:table-cell>
          <table:table-cell office:value-type="float" office:value="-0.213" calcext:value-type="float">
            <text:p>-2,13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7985" calcext:value-type="float">
            <text:p>5,8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214" calcext:value-type="float">
            <text:p>4,21E-02</text:p>
          </table:table-cell>
          <table:table-cell office:value-type="float" office:value="-0.192" calcext:value-type="float">
            <text:p>-1,92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1976" calcext:value-type="float">
            <text:p>6,2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394" calcext:value-type="float">
            <text:p>3,94E-02</text:p>
          </table:table-cell>
          <table:table-cell office:value-type="float" office:value="-0.182" calcext:value-type="float">
            <text:p>-1,82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966" calcext:value-type="float">
            <text:p>6,6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3636" calcext:value-type="float">
            <text:p>3,64E-02</text:p>
          </table:table-cell>
          <table:table-cell office:value-type="float" office:value="-0.176" calcext:value-type="float">
            <text:p>-1,76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9979" calcext:value-type="float">
            <text:p>7,0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3308" calcext:value-type="float">
            <text:p>3,31E-02</text:p>
          </table:table-cell>
          <table:table-cell office:value-type="float" office:value="-0.175" calcext:value-type="float">
            <text:p>-1,75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98" calcext:value-type="float">
            <text:p>7,4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2946" calcext:value-type="float">
            <text:p>2,95E-02</text:p>
          </table:table-cell>
          <table:table-cell office:value-type="float" office:value="-0.182" calcext:value-type="float">
            <text:p>-1,82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942" calcext:value-type="float">
            <text:p>7,79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257" calcext:value-type="float">
            <text:p>2,57E-02</text:p>
          </table:table-cell>
          <table:table-cell office:value-type="float" office:value="-0.195" calcext:value-type="float">
            <text:p>-1,95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985" calcext:value-type="float">
            <text:p>8,2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215" calcext:value-type="float">
            <text:p>2,15E-02</text:p>
          </table:table-cell>
          <table:table-cell office:value-type="float" office:value="-0.218" calcext:value-type="float">
            <text:p>-2,18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943" calcext:value-type="float">
            <text:p>8,59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1712" calcext:value-type="float">
            <text:p>1,71E-02</text:p>
          </table:table-cell>
          <table:table-cell office:value-type="float" office:value="-0.238" calcext:value-type="float">
            <text:p>-2,38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961" calcext:value-type="float">
            <text:p>9,0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1243" calcext:value-type="float">
            <text:p>1,24E-02</text:p>
          </table:table-cell>
          <table:table-cell office:value-type="float" office:value="-0.256" calcext:value-type="float">
            <text:p>-2,56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4959" calcext:value-type="float">
            <text:p>9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0733" calcext:value-type="float">
            <text:p>7,33E-03</text:p>
          </table:table-cell>
          <table:table-cell office:value-type="float" office:value="-0.28" calcext:value-type="float">
            <text:p>-2,80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455" calcext:value-type="float">
            <text:p>9,85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0274" calcext:value-type="float">
            <text:p>2,74E-03</text:p>
          </table:table-cell>
          <table:table-cell office:value-type="float" office:value="-0.218" calcext:value-type="float">
            <text:p>-2,18E-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3:08:26.183202668</meta:creation-date>
    <dc:date>2024-04-02T09:08:40.716680096</dc:date>
    <meta:editing-duration>PT8M5S</meta:editing-duration>
    <meta:editing-cycles>4</meta:editing-cycles>
    <meta:generator>LibreOffice/7.3.7.2$Linux_X86_64 LibreOffice_project/30$Build-2</meta:generator>
    <meta:document-statistic meta:table-count="1" meta:cell-count="138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2">
      <style:chart-properties chart:display-label="true" chart:logarithmic="false" chart:minimum="0" chart:maximum="1.02" chart:origin="0" chart:interval-major="0.2" chart:interval-minor-divisor="2" chart:reverse-direction="false" text:line-break="false" loext:try-staggering-first="false" chart:link-data-style-to-source="false" loext:major-origin="0.5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minimum="-1.5" chart:maximum="1" chart:origin="1" chart:interval-major="0.5" chart:interval-minor-divisor="2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179cm" svg:height="13.962cm" xlink:href=".." xlink:type="simple" chart:class="chart:scatter" chart:style-name="ch1">
        <chart:title svg:x="10.712cm" svg:y="0.415cm" chart:style-name="ch2">
          <text:p>Cp vs X</text:p>
        </chart:title>
        <chart:subtitle svg:x="9.204cm" svg:y="1.473cm" chart:style-name="ch3">
          <text:p>Onera Wing Cp distribution</text:p>
        </chart:subtitle>
        <chart:legend chart:legend-position="end" svg:x="21.081cm" svg:y="2.636cm" style:legend-expansion="custom" svg:width="1.661cm" svg:height="4.961cm" style:legend-expansion-aspect-ratio="0.334811529933481" chart:style-name="ch4"/>
        <chart:plot-area chart:style-name="ch5" table:cell-range-address="Sheet1.B3:Sheet1.B38 Sheet1.E4:Sheet1.E37 Sheet1.E39:Sheet1.E72 Sheet1.B73:Sheet1.B73 Sheet1.E74:Sheet1.E107 Sheet1.B108:Sheet1.B108 Sheet1.E109:Sheet1.E142 Sheet1.B143:Sheet1.B143 Sheet1.E144:Sheet1.E188 Sheet1.B189:Sheet1.B189 Sheet1.E190:Sheet1.E234 Sheet1.B235:Sheet1.B235 Sheet1.E236:Sheet1.E280" chart:data-source-has-labels="row" svg:x="1.139cm" svg:y="1.985cm" svg:width="19.5cm" svg:height="11.048cm">
          <chart:coordinate-region svg:x="2.157cm" svg:y="2.184cm" svg:width="18.482cm" svg:height="10.65cm"/>
          <chart:axis chart:dimension="x" chart:name="primary-x" chart:style-name="ch6">
            <chart:title svg:x="10.117cm" svg:y="13.312cm" chart:style-name="ch7">
              <text:p>X position</text:p>
            </chart:title>
            <chart:grid chart:style-name="ch8" chart:class="major"/>
          </chart:axis>
          <chart:axis chart:dimension="y" chart:name="primary-y" chart:style-name="ch9">
            <chart:title svg:x="0.116cm" svg:y="7.778cm" chart:style-name="ch10">
              <text:p>Cp</text:p>
            </chart:title>
            <chart:grid chart:style-name="ch8" chart:class="major"/>
          </chart:axis>
          <chart:series chart:style-name="ch11" chart:values-cell-range-address="Sheet1.E4:Sheet1.E37" chart:label-cell-address="Sheet1.B3:Sheet1.B3" chart:class="chart:scatter">
            <chart:domain table:cell-range-address="Sheet1.B4:Sheet1.B37"/>
            <chart:data-point chart:repeated="34"/>
          </chart:series>
          <chart:series chart:style-name="ch12" chart:values-cell-range-address="Sheet1.E39:Sheet1.E72" chart:label-cell-address="Sheet1.B38:Sheet1.B38" chart:class="chart:scatter">
            <chart:domain table:cell-range-address="Sheet1.B39:Sheet1.B72"/>
            <chart:data-point chart:repeated="34"/>
          </chart:series>
          <chart:series chart:style-name="ch13" chart:values-cell-range-address="Sheet1.E74:Sheet1.E107" chart:label-cell-address="Sheet1.B73:Sheet1.B73" chart:class="chart:scatter">
            <chart:domain table:cell-range-address="Sheet1.B74:Sheet1.B107"/>
            <chart:data-point chart:repeated="34"/>
          </chart:series>
          <chart:series chart:style-name="ch14" chart:values-cell-range-address="Sheet1.E109:Sheet1.E142" chart:label-cell-address="Sheet1.B108:Sheet1.B108" chart:class="chart:scatter">
            <chart:domain table:cell-range-address="Sheet1.B109:Sheet1.B142"/>
            <chart:data-point chart:repeated="34"/>
          </chart:series>
          <chart:series chart:style-name="ch15" chart:values-cell-range-address="Sheet1.E144:Sheet1.E188" chart:label-cell-address="Sheet1.B143:Sheet1.B143" chart:class="chart:scatter">
            <chart:domain table:cell-range-address="Sheet1.B144:Sheet1.B188"/>
            <chart:data-point chart:repeated="45"/>
          </chart:series>
          <chart:series chart:style-name="ch16" chart:values-cell-range-address="Sheet1.E190:Sheet1.E234" chart:label-cell-address="Sheet1.B189:Sheet1.B189" chart:class="chart:scatter">
            <chart:domain table:cell-range-address="Sheet1.B190:Sheet1.B234"/>
            <chart:data-point chart:repeated="45"/>
          </chart:series>
          <chart:series chart:style-name="ch17" chart:values-cell-range-address="Sheet1.E236:Sheet1.E280" chart:label-cell-address="Sheet1.B235:Sheet1.B235" chart:class="chart:scatter">
            <chart:domain table:cell-range-address="Sheet1.B236:Sheet1.B280"/>
            <chart:data-point chart:repeated="4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Section  1</text:p>
                <draw:g>
                  <svg:desc>Sheet1.B3:Sheet1.B3</svg:desc>
                </draw:g>
              </table:table-cell>
              <table:table-cell office:value-type="string">
                <text:p>Columna B</text:p>
              </table:table-cell>
              <table:table-cell office:value-type="string">
                <text:p>Section  2</text:p>
                <draw:g>
                  <svg:desc>Sheet1.B38:Sheet1.B38</svg:desc>
                </draw:g>
              </table:table-cell>
              <table:table-cell office:value-type="string">
                <text:p>Columna B</text:p>
              </table:table-cell>
              <table:table-cell office:value-type="string">
                <text:p>Section  3</text:p>
                <draw:g>
                  <svg:desc>Sheet1.B73:Sheet1.B73</svg:desc>
                </draw:g>
              </table:table-cell>
              <table:table-cell office:value-type="string">
                <text:p>Columna B</text:p>
              </table:table-cell>
              <table:table-cell office:value-type="string">
                <text:p>Section  4</text:p>
                <draw:g>
                  <svg:desc>Sheet1.B108:Sheet1.B108</svg:desc>
                </draw:g>
              </table:table-cell>
              <table:table-cell office:value-type="string">
                <text:p>Columna B</text:p>
              </table:table-cell>
              <table:table-cell office:value-type="string">
                <text:p>Section  5</text:p>
                <draw:g>
                  <svg:desc>Sheet1.B143:Sheet1.B143</svg:desc>
                </draw:g>
              </table:table-cell>
              <table:table-cell office:value-type="string">
                <text:p>Columna B</text:p>
              </table:table-cell>
              <table:table-cell office:value-type="string">
                <text:p>Section  6</text:p>
                <draw:g>
                  <svg:desc>Sheet1.B189:Sheet1.B189</svg:desc>
                </draw:g>
              </table:table-cell>
              <table:table-cell office:value-type="string">
                <text:p>Columna B</text:p>
              </table:table-cell>
              <table:table-cell office:value-type="string">
                <text:p>Section  7</text:p>
                <draw:g>
                  <svg:desc>Sheet1.B235:Sheet1.B2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03">
                <text:p>0.9503</text:p>
                <draw:g>
                  <svg:desc>Sheet1.B4:Sheet1.B37</svg:desc>
                </draw:g>
              </table:table-cell>
              <table:table-cell office:value-type="float" office:value="0.101">
                <text:p>0.101</text:p>
                <draw:g>
                  <svg:desc>Sheet1.E4:Sheet1.E37</svg:desc>
                </draw:g>
              </table:table-cell>
              <table:table-cell office:value-type="float" office:value="0.94937">
                <text:p>0.94937</text:p>
                <draw:g>
                  <svg:desc>Sheet1.B39:Sheet1.B72</svg:desc>
                </draw:g>
              </table:table-cell>
              <table:table-cell office:value-type="float" office:value="0.143">
                <text:p>0.143</text:p>
                <draw:g>
                  <svg:desc>Sheet1.E39:Sheet1.E72</svg:desc>
                </draw:g>
              </table:table-cell>
              <table:table-cell office:value-type="float" office:value="0.94999">
                <text:p>0.94999</text:p>
                <draw:g>
                  <svg:desc>Sheet1.B74:Sheet1.B107</svg:desc>
                </draw:g>
              </table:table-cell>
              <table:table-cell office:value-type="float" office:value="0.157">
                <text:p>0.157</text:p>
                <draw:g>
                  <svg:desc>Sheet1.E74:Sheet1.E107</svg:desc>
                </draw:g>
              </table:table-cell>
              <table:table-cell office:value-type="float" office:value="0.94987">
                <text:p>0.94987</text:p>
                <draw:g>
                  <svg:desc>Sheet1.B109:Sheet1.B142</svg:desc>
                </draw:g>
              </table:table-cell>
              <table:table-cell office:value-type="float" office:value="0.162">
                <text:p>0.162</text:p>
                <draw:g>
                  <svg:desc>Sheet1.E109:Sheet1.E142</svg:desc>
                </draw:g>
              </table:table-cell>
              <table:table-cell office:value-type="float" office:value="0.94977">
                <text:p>0.94977</text:p>
                <draw:g>
                  <svg:desc>Sheet1.B144:Sheet1.B188</svg:desc>
                </draw:g>
              </table:table-cell>
              <table:table-cell office:value-type="float" office:value="0.15">
                <text:p>0.15</text:p>
                <draw:g>
                  <svg:desc>Sheet1.E144:Sheet1.E188</svg:desc>
                </draw:g>
              </table:table-cell>
              <table:table-cell office:value-type="float" office:value="0.94953">
                <text:p>0.94953</text:p>
                <draw:g>
                  <svg:desc>Sheet1.B190:Sheet1.B234</svg:desc>
                </draw:g>
              </table:table-cell>
              <table:table-cell office:value-type="float" office:value="0.126">
                <text:p>0.126</text:p>
                <draw:g>
                  <svg:desc>Sheet1.E190:Sheet1.E234</svg:desc>
                </draw:g>
              </table:table-cell>
              <table:table-cell office:value-type="float" office:value="0.94946">
                <text:p>0.94946</text:p>
                <draw:g>
                  <svg:desc>Sheet1.B236:Sheet1.B280</svg:desc>
                </draw:g>
              </table:table-cell>
              <table:table-cell office:value-type="float" office:value="0.07">
                <text:p>0.07</text:p>
                <draw:g>
                  <svg:desc>Sheet1.E236:Sheet1.E2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597">
                <text:p>0.81597</text:p>
              </table:table-cell>
              <table:table-cell office:value-type="float" office:value="-0.079">
                <text:p>-0.079</text:p>
              </table:table-cell>
              <table:table-cell office:value-type="float" office:value="0.81705">
                <text:p>0.81705</text:p>
              </table:table-cell>
              <table:table-cell office:value-type="float" office:value="-0.036">
                <text:p>-0.036</text:p>
              </table:table-cell>
              <table:table-cell office:value-type="float" office:value="0.81986">
                <text:p>0.81986</text:p>
              </table:table-cell>
              <table:table-cell office:value-type="float" office:value="-0.016">
                <text:p>-0.016</text:p>
              </table:table-cell>
              <table:table-cell office:value-type="float" office:value="0.82223">
                <text:p>0.82223</text:p>
              </table:table-cell>
              <table:table-cell office:value-type="float" office:value="-0.005">
                <text:p>-0.005</text:p>
              </table:table-cell>
              <table:table-cell office:value-type="float" office:value="0.84954">
                <text:p>0.84954</text:p>
              </table:table-cell>
              <table:table-cell office:value-type="float" office:value="0.03">
                <text:p>0.03</text:p>
              </table:table-cell>
              <table:table-cell office:value-type="float" office:value="0.84934">
                <text:p>0.84934</text:p>
              </table:table-cell>
              <table:table-cell office:value-type="float" office:value="0.021">
                <text:p>0.021</text:p>
              </table:table-cell>
              <table:table-cell office:value-type="float" office:value="0.84958">
                <text:p>0.84958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593">
                <text:p>0.66593</text:p>
              </table:table-cell>
              <table:table-cell office:value-type="float" office:value="-0.171">
                <text:p>-0.171</text:p>
              </table:table-cell>
              <table:table-cell office:value-type="float" office:value="0.66698">
                <text:p>0.66698</text:p>
              </table:table-cell>
              <table:table-cell office:value-type="float" office:value="-0.151">
                <text:p>-0.151</text:p>
              </table:table-cell>
              <table:table-cell office:value-type="float" office:value="0.67008">
                <text:p>0.67008</text:p>
              </table:table-cell>
              <table:table-cell office:value-type="float" office:value="-0.143">
                <text:p>-0.143</text:p>
              </table:table-cell>
              <table:table-cell office:value-type="float" office:value="0.67216">
                <text:p>0.67216</text:p>
              </table:table-cell>
              <table:table-cell office:value-type="float" office:value="-0.131">
                <text:p>-0.131</text:p>
              </table:table-cell>
              <table:table-cell office:value-type="float" office:value="0.75003">
                <text:p>0.75003</text:p>
              </table:table-cell>
              <table:table-cell office:value-type="float" office:value="-0.062">
                <text:p>-0.062</text:p>
              </table:table-cell>
              <table:table-cell office:value-type="float" office:value="0.74963">
                <text:p>0.74963</text:p>
              </table:table-cell>
              <table:table-cell office:value-type="float" office:value="-0.056">
                <text:p>-0.056</text:p>
              </table:table-cell>
              <table:table-cell office:value-type="float" office:value="0.75002">
                <text:p>0.75002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588">
                <text:p>0.56588</text:p>
              </table:table-cell>
              <table:table-cell office:value-type="float" office:value="-0.229">
                <text:p>-0.229</text:p>
              </table:table-cell>
              <table:table-cell office:value-type="float" office:value="0.56705">
                <text:p>0.56705</text:p>
              </table:table-cell>
              <table:table-cell office:value-type="float" office:value="-0.228">
                <text:p>-0.228</text:p>
              </table:table-cell>
              <table:table-cell office:value-type="float" office:value="0.57033">
                <text:p>0.57033</text:p>
              </table:table-cell>
              <table:table-cell office:value-type="float" office:value="-0.213">
                <text:p>-0.213</text:p>
              </table:table-cell>
              <table:table-cell office:value-type="float" office:value="0.5723">
                <text:p>0.5723</text:p>
              </table:table-cell>
              <table:table-cell office:value-type="float" office:value="-0.205">
                <text:p>-0.205</text:p>
              </table:table-cell>
              <table:table-cell office:value-type="float" office:value="0.64988">
                <text:p>0.64988</text:p>
              </table:table-cell>
              <table:table-cell office:value-type="float" office:value="-0.13">
                <text:p>-0.13</text:p>
              </table:table-cell>
              <table:table-cell office:value-type="float" office:value="0.6498">
                <text:p>0.6498</text:p>
              </table:table-cell>
              <table:table-cell office:value-type="float" office:value="-0.121">
                <text:p>-0.121</text:p>
              </table:table-cell>
              <table:table-cell office:value-type="float" office:value="0.64957">
                <text:p>0.64957</text:p>
              </table:table-cell>
              <table:table-cell office:value-type="float" office:value="-0.118">
                <text:p>-0.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599">
                <text:p>0.46599</text:p>
              </table:table-cell>
              <table:table-cell office:value-type="float" office:value="-0.263">
                <text:p>-0.263</text:p>
              </table:table-cell>
              <table:table-cell office:value-type="float" office:value="0.46706">
                <text:p>0.46706</text:p>
              </table:table-cell>
              <table:table-cell office:value-type="float" office:value="-0.269">
                <text:p>-0.269</text:p>
              </table:table-cell>
              <table:table-cell office:value-type="float" office:value="0.47037">
                <text:p>0.47037</text:p>
              </table:table-cell>
              <table:table-cell office:value-type="float" office:value="-0.279">
                <text:p>-0.279</text:p>
              </table:table-cell>
              <table:table-cell office:value-type="float" office:value="0.4722">
                <text:p>0.4722</text:p>
              </table:table-cell>
              <table:table-cell office:value-type="float" office:value="-0.285">
                <text:p>-0.285</text:p>
              </table:table-cell>
              <table:table-cell office:value-type="float" office:value="0.54983">
                <text:p>0.54983</text:p>
              </table:table-cell>
              <table:table-cell office:value-type="float" office:value="-0.27">
                <text:p>-0.27</text:p>
              </table:table-cell>
              <table:table-cell office:value-type="float" office:value="0.54955">
                <text:p>0.54955</text:p>
              </table:table-cell>
              <table:table-cell office:value-type="float" office:value="-0.173">
                <text:p>-0.173</text:p>
              </table:table-cell>
              <table:table-cell office:value-type="float" office:value="0.54967">
                <text:p>0.54967</text:p>
              </table:table-cell>
              <table:table-cell office:value-type="float" office:value="-0.165">
                <text:p>-0.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58">
                <text:p>0.3658</text:p>
              </table:table-cell>
              <table:table-cell office:value-type="float" office:value="-0.215">
                <text:p>-0.215</text:p>
              </table:table-cell>
              <table:table-cell office:value-type="float" office:value="0.36705">
                <text:p>0.36705</text:p>
              </table:table-cell>
              <table:table-cell office:value-type="float" office:value="-0.233">
                <text:p>-0.233</text:p>
              </table:table-cell>
              <table:table-cell office:value-type="float" office:value="0.37009">
                <text:p>0.37009</text:p>
              </table:table-cell>
              <table:table-cell office:value-type="float" office:value="-0.27">
                <text:p>-0.27</text:p>
              </table:table-cell>
              <table:table-cell office:value-type="float" office:value="0.37235">
                <text:p>0.37235</text:p>
              </table:table-cell>
              <table:table-cell office:value-type="float" office:value="-0.283">
                <text:p>-0.283</text:p>
              </table:table-cell>
              <table:table-cell office:value-type="float" office:value="0.4499">
                <text:p>0.4499</text:p>
              </table:table-cell>
              <table:table-cell office:value-type="float" office:value="-0.268">
                <text:p>-0.268</text:p>
              </table:table-cell>
              <table:table-cell office:value-type="float" office:value="0.44998">
                <text:p>0.44998</text:p>
              </table:table-cell>
              <table:table-cell office:value-type="float" office:value="-0.24">
                <text:p>-0.24</text:p>
              </table:table-cell>
              <table:table-cell office:value-type="float" office:value="0.4497">
                <text:p>0.4497</text:p>
              </table:table-cell>
              <table:table-cell office:value-type="float" office:value="-0.217">
                <text:p>-0.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579">
                <text:p>0.26579</text:p>
              </table:table-cell>
              <table:table-cell office:value-type="float" office:value="-0.164">
                <text:p>-0.164</text:p>
              </table:table-cell>
              <table:table-cell office:value-type="float" office:value="0.26705">
                <text:p>0.26705</text:p>
              </table:table-cell>
              <table:table-cell office:value-type="float" office:value="-0.181">
                <text:p>-0.181</text:p>
              </table:table-cell>
              <table:table-cell office:value-type="float" office:value="0.2701">
                <text:p>0.2701</text:p>
              </table:table-cell>
              <table:table-cell office:value-type="float" office:value="-0.196">
                <text:p>-0.196</text:p>
              </table:table-cell>
              <table:table-cell office:value-type="float" office:value="0.2723">
                <text:p>0.2723</text:p>
              </table:table-cell>
              <table:table-cell office:value-type="float" office:value="-0.23">
                <text:p>-0.23</text:p>
              </table:table-cell>
              <table:table-cell office:value-type="float" office:value="0.35016">
                <text:p>0.35016</text:p>
              </table:table-cell>
              <table:table-cell office:value-type="float" office:value="-0.288">
                <text:p>-0.288</text:p>
              </table:table-cell>
              <table:table-cell office:value-type="float" office:value="0.3499">
                <text:p>0.3499</text:p>
              </table:table-cell>
              <table:table-cell office:value-type="float" office:value="-0.254">
                <text:p>-0.254</text:p>
              </table:table-cell>
              <table:table-cell office:value-type="float" office:value="0.34973">
                <text:p>0.3497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594">
                <text:p>0.16594</text:p>
              </table:table-cell>
              <table:table-cell office:value-type="float" office:value="-0.092">
                <text:p>-0.092</text:p>
              </table:table-cell>
              <table:table-cell office:value-type="float" office:value="0.16699">
                <text:p>0.16699</text:p>
              </table:table-cell>
              <table:table-cell office:value-type="float" office:value="-0.13">
                <text:p>-0.13</text:p>
              </table:table-cell>
              <table:table-cell office:value-type="float" office:value="0.1701">
                <text:p>0.1701</text:p>
              </table:table-cell>
              <table:table-cell office:value-type="float" office:value="-0.121">
                <text:p>-0.121</text:p>
              </table:table-cell>
              <table:table-cell office:value-type="float" office:value="0.17242">
                <text:p>0.17242</text:p>
              </table:table-cell>
              <table:table-cell office:value-type="float" office:value="-0.143">
                <text:p>-0.143</text:p>
              </table:table-cell>
              <table:table-cell office:value-type="float" office:value="0.25012">
                <text:p>0.25012</text:p>
              </table:table-cell>
              <table:table-cell office:value-type="float" office:value="-0.277">
                <text:p>-0.277</text:p>
              </table:table-cell>
              <table:table-cell office:value-type="float" office:value="0.24997">
                <text:p>0.24997</text:p>
              </table:table-cell>
              <table:table-cell office:value-type="float" office:value="-0.301">
                <text:p>-0.301</text:p>
              </table:table-cell>
              <table:table-cell office:value-type="float" office:value="0.24976">
                <text:p>0.24976</text:p>
              </table:table-cell>
              <table:table-cell office:value-type="float" office:value="-0.274">
                <text:p>-0.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93">
                <text:p>0.04993</text:p>
              </table:table-cell>
              <table:table-cell office:value-type="float" office:value="-0.046">
                <text:p>-0.046</text:p>
              </table:table-cell>
              <table:table-cell office:value-type="float" office:value="0.04909">
                <text:p>0.04909</text:p>
              </table:table-cell>
              <table:table-cell office:value-type="float" office:value="-0.045">
                <text:p>-0.045</text:p>
              </table:table-cell>
              <table:table-cell office:value-type="float" office:value="0.05016">
                <text:p>0.05016</text:p>
              </table:table-cell>
              <table:table-cell office:value-type="float" office:value="-0.009">
                <text:p>-0.009</text:p>
              </table:table-cell>
              <table:table-cell office:value-type="float" office:value="0.05017">
                <text:p>0.05017</text:p>
              </table:table-cell>
              <table:table-cell office:value-type="float" office:value="-0.027">
                <text:p>-0.027</text:p>
              </table:table-cell>
              <table:table-cell office:value-type="float" office:value="0.15054">
                <text:p>0.15054</text:p>
              </table:table-cell>
              <table:table-cell office:value-type="float" office:value="-0.182">
                <text:p>-0.182</text:p>
              </table:table-cell>
              <table:table-cell office:value-type="float" office:value="0.15016">
                <text:p>0.15016</text:p>
              </table:table-cell>
              <table:table-cell office:value-type="float" office:value="-0.293">
                <text:p>-0.293</text:p>
              </table:table-cell>
              <table:table-cell office:value-type="float" office:value="0.14996">
                <text:p>0.14996</text:p>
              </table:table-cell>
              <table:table-cell office:value-type="float" office:value="-0.318">
                <text:p>-0.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02">
                <text:p>0.02002</text:p>
              </table:table-cell>
              <table:table-cell office:value-type="float" office:value="-0.034">
                <text:p>-0.034</text:p>
              </table:table-cell>
              <table:table-cell office:value-type="float" office:value="0.01922">
                <text:p>0.01922</text:p>
              </table:table-cell>
              <table:table-cell office:value-type="float" office:value="-0.007">
                <text:p>-0.007</text:p>
              </table:table-cell>
              <table:table-cell office:value-type="float" office:value="0.0201">
                <text:p>0.0201</text:p>
              </table:table-cell>
              <table:table-cell office:value-type="float" office:value="0.026">
                <text:p>0.026</text:p>
              </table:table-cell>
              <table:table-cell office:value-type="float" office:value="0.01999">
                <text:p>0.01999</text:p>
              </table:table-cell>
              <table:table-cell office:value-type="float" office:value="0.025">
                <text:p>0.025</text:p>
              </table:table-cell>
              <table:table-cell office:value-type="float" office:value="0.10029">
                <text:p>0.10029</text:p>
              </table:table-cell>
              <table:table-cell office:value-type="float" office:value="-0.121">
                <text:p>-0.121</text:p>
              </table:table-cell>
              <table:table-cell office:value-type="float" office:value="0.10019">
                <text:p>0.10019</text:p>
              </table:table-cell>
              <table:table-cell office:value-type="float" office:value="-0.241">
                <text:p>-0.241</text:p>
              </table:table-cell>
              <table:table-cell office:value-type="float" office:value="0.10039">
                <text:p>0.10039</text:p>
              </table:table-cell>
              <table:table-cell office:value-type="float" office:value="-0.342">
                <text:p>-0.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93">
                <text:p>0.00593</text:p>
              </table:table-cell>
              <table:table-cell office:value-type="float" office:value="0.549">
                <text:p>0.549</text:p>
              </table:table-cell>
              <table:table-cell office:value-type="float" office:value="0.0052">
                <text:p>0.0052</text:p>
              </table:table-cell>
              <table:table-cell office:value-type="float" office:value="0.565">
                <text:p>0.565</text:p>
              </table:table-cell>
              <table:table-cell office:value-type="float" office:value="0.00591">
                <text:p>0.00591</text:p>
              </table:table-cell>
              <table:table-cell office:value-type="float" office:value="0.59">
                <text:p>0.59</text:p>
              </table:table-cell>
              <table:table-cell office:value-type="float" office:value="0.00611">
                <text:p>0.00611</text:p>
              </table:table-cell>
              <table:table-cell office:value-type="float" office:value="0.58">
                <text:p>0.58</text:p>
              </table:table-cell>
              <table:table-cell office:value-type="float" office:value="0.0655">
                <text:p>0.0655</text:p>
              </table:table-cell>
              <table:table-cell office:value-type="float" office:value="-0.078">
                <text:p>-0.078</text:p>
              </table:table-cell>
              <table:table-cell office:value-type="float" office:value="0.06521">
                <text:p>0.06521</text:p>
              </table:table-cell>
              <table:table-cell office:value-type="float" office:value="-0.17">
                <text:p>-0.17</text:p>
              </table:table-cell>
              <table:table-cell office:value-type="float" office:value="0.06536">
                <text:p>0.06536</text:p>
              </table:table-cell>
              <table:table-cell office:value-type="float" office:value="-0.376">
                <text:p>-0.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4">
                <text:p>0.00034</text:p>
              </table:table-cell>
              <table:table-cell office:value-type="float" office:value="0.801">
                <text:p>0.801</text:p>
              </table:table-cell>
              <table:table-cell office:value-type="float" office:value="0.00031">
                <text:p>0.00031</text:p>
              </table:table-cell>
              <table:table-cell office:value-type="float" office:value="0.781">
                <text:p>0.781</text:p>
              </table:table-cell>
              <table:table-cell office:value-type="float" office:value="0.00042">
                <text:p>0.00042</text:p>
              </table:table-cell>
              <table:table-cell office:value-type="float" office:value="0.752">
                <text:p>0.752</text:p>
              </table:table-cell>
              <table:table-cell office:value-type="float" office:value="0">
                <text:p>0</text:p>
              </table:table-cell>
              <table:table-cell office:value-type="float" office:value="0.752">
                <text:p>0.752</text:p>
              </table:table-cell>
              <table:table-cell office:value-type="float" office:value="0.0403">
                <text:p>0.0403</text:p>
              </table:table-cell>
              <table:table-cell office:value-type="float" office:value="-0.079">
                <text:p>-0.079</text:p>
              </table:table-cell>
              <table:table-cell office:value-type="float" office:value="0.03999">
                <text:p>0.03999</text:p>
              </table:table-cell>
              <table:table-cell office:value-type="float" office:value="-0.158">
                <text:p>-0.158</text:p>
              </table:table-cell>
              <table:table-cell office:value-type="float" office:value="0.04025">
                <text:p>0.04025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16">
                <text:p>0.00216</text:p>
              </table:table-cell>
              <table:table-cell office:value-type="float" office:value="0.444">
                <text:p>0.444</text:p>
              </table:table-cell>
              <table:table-cell office:value-type="float" office:value="0.00108">
                <text:p>0.00108</text:p>
              </table:table-cell>
              <table:table-cell office:value-type="float" office:value="0.388">
                <text:p>0.388</text:p>
              </table:table-cell>
              <table:table-cell office:value-type="float" office:value="0.00222">
                <text:p>0.00222</text:p>
              </table:table-cell>
              <table:table-cell office:value-type="float" office:value="0.325">
                <text:p>0.325</text:p>
              </table:table-cell>
              <table:table-cell office:value-type="float" office:value="0.0021">
                <text:p>0.0021</text:p>
              </table:table-cell>
              <table:table-cell office:value-type="float" office:value="0.304">
                <text:p>0.304</text:p>
              </table:table-cell>
              <table:table-cell office:value-type="float" office:value="0.0203">
                <text:p>0.0203</text:p>
              </table:table-cell>
              <table:table-cell office:value-type="float" office:value="-0.018">
                <text:p>-0.018</text:p>
              </table:table-cell>
              <table:table-cell office:value-type="float" office:value="0.01985">
                <text:p>0.01985</text:p>
              </table:table-cell>
              <table:table-cell office:value-type="float" office:value="-0.074">
                <text:p>-0.074</text:p>
              </table:table-cell>
              <table:table-cell office:value-type="float" office:value="0.01985">
                <text:p>0.01985</text:p>
              </table:table-cell>
              <table:table-cell office:value-type="float" office:value="-0.227">
                <text:p>-0.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66">
                <text:p>0.00866</text:p>
              </table:table-cell>
              <table:table-cell office:value-type="float" office:value="-0.168">
                <text:p>-0.168</text:p>
              </table:table-cell>
              <table:table-cell office:value-type="float" office:value="0.00789">
                <text:p>0.00789</text:p>
              </table:table-cell>
              <table:table-cell office:value-type="float" office:value="-0.256">
                <text:p>-0.256</text:p>
              </table:table-cell>
              <table:table-cell office:value-type="float" office:value="0.00914">
                <text:p>0.00914</text:p>
              </table:table-cell>
              <table:table-cell office:value-type="float" office:value="-0.324">
                <text:p>-0.324</text:p>
              </table:table-cell>
              <table:table-cell office:value-type="float" office:value="0.00893">
                <text:p>0.00893</text:p>
              </table:table-cell>
              <table:table-cell office:value-type="float" office:value="-0.324">
                <text:p>-0.324</text:p>
              </table:table-cell>
              <table:table-cell office:value-type="float" office:value="0.00587">
                <text:p>0.00587</text:p>
              </table:table-cell>
              <table:table-cell office:value-type="float" office:value="0.562">
                <text:p>0.562</text:p>
              </table:table-cell>
              <table:table-cell office:value-type="float" office:value="0.00567">
                <text:p>0.00567</text:p>
              </table:table-cell>
              <table:table-cell office:value-type="float" office:value="0.51">
                <text:p>0.51</text:p>
              </table:table-cell>
              <table:table-cell office:value-type="float" office:value="0.00578">
                <text:p>0.00578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037">
                <text:p>0.02037</text:p>
              </table:table-cell>
              <table:table-cell office:value-type="float" office:value="-0.707">
                <text:p>-0.707</text:p>
              </table:table-cell>
              <table:table-cell office:value-type="float" office:value="0.01906">
                <text:p>0.01906</text:p>
              </table:table-cell>
              <table:table-cell office:value-type="float" office:value="-0.842">
                <text:p>-0.842</text:p>
              </table:table-cell>
              <table:table-cell office:value-type="float" office:value="0.02036">
                <text:p>0.02036</text:p>
              </table:table-cell>
              <table:table-cell office:value-type="float" office:value="-0.918">
                <text:p>-0.918</text:p>
              </table:table-cell>
              <table:table-cell office:value-type="float" office:value="0.02012">
                <text:p>0.02012</text:p>
              </table:table-cell>
              <table:table-cell office:value-type="float" office:value="-0.976">
                <text:p>-0.976</text:p>
              </table:table-cell>
              <table:table-cell office:value-type="float" office:value="0.00057">
                <text:p>0.00057</text:p>
              </table:table-cell>
              <table:table-cell office:value-type="float" office:value="0.726">
                <text:p>0.726</text:p>
              </table:table-cell>
              <table:table-cell office:value-type="float" office:value="0.00068">
                <text:p>0.00068</text:p>
              </table:table-cell>
              <table:table-cell office:value-type="float" office:value="0.69">
                <text:p>0.69</text:p>
              </table:table-cell>
              <table:table-cell office:value-type="float" office:value="0.0005">
                <text:p>0.0005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25">
                <text:p>0.03525</text:p>
              </table:table-cell>
              <table:table-cell office:value-type="float" office:value="-1.069">
                <text:p>-1.069</text:p>
              </table:table-cell>
              <table:table-cell office:value-type="float" office:value="0.03402">
                <text:p>0.03402</text:p>
              </table:table-cell>
              <table:table-cell office:value-type="float" office:value="-1.127">
                <text:p>-1.127</text:p>
              </table:table-cell>
              <table:table-cell office:value-type="float" office:value="0.03508">
                <text:p>0.03508</text:p>
              </table:table-cell>
              <table:table-cell office:value-type="float" office:value="-1.181">
                <text:p>-1.181</text:p>
              </table:table-cell>
              <table:table-cell office:value-type="float" office:value="0.0353">
                <text:p>0.0353</text:p>
              </table:table-cell>
              <table:table-cell office:value-type="float" office:value="-1.206">
                <text:p>-1.206</text:p>
              </table:table-cell>
              <table:table-cell office:value-type="float" office:value="0.00184">
                <text:p>0.00184</text:p>
              </table:table-cell>
              <table:table-cell office:value-type="float" office:value="-0.182">
                <text:p>-0.182</text:p>
              </table:table-cell>
              <table:table-cell office:value-type="float" office:value="0.0019">
                <text:p>0.0019</text:p>
              </table:table-cell>
              <table:table-cell office:value-type="float" office:value="0.229">
                <text:p>0.229</text:p>
              </table:table-cell>
              <table:table-cell office:value-type="float" office:value="0.00193">
                <text:p>0.0019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036">
                <text:p>0.06036</text:p>
              </table:table-cell>
              <table:table-cell office:value-type="float" office:value="-0.629">
                <text:p>-0.629</text:p>
              </table:table-cell>
              <table:table-cell office:value-type="float" office:value="0.05911">
                <text:p>0.05911</text:p>
              </table:table-cell>
              <table:table-cell office:value-type="float" office:value="-1.092">
                <text:p>-1.092</text:p>
              </table:table-cell>
              <table:table-cell office:value-type="float" office:value="0.06022">
                <text:p>0.06022</text:p>
              </table:table-cell>
              <table:table-cell office:value-type="float" office:value="-1.14">
                <text:p>-1.14</text:p>
              </table:table-cell>
              <table:table-cell office:value-type="float" office:value="0.06011">
                <text:p>0.06011</text:p>
              </table:table-cell>
              <table:table-cell office:value-type="float" office:value="-1.161">
                <text:p>-1.161</text:p>
              </table:table-cell>
              <table:table-cell office:value-type="float" office:value="0.00626">
                <text:p>0.00626</text:p>
              </table:table-cell>
              <table:table-cell office:value-type="float" office:value="-0.181">
                <text:p>-0.181</text:p>
              </table:table-cell>
              <table:table-cell office:value-type="float" office:value="0.00623">
                <text:p>0.00623</text:p>
              </table:table-cell>
              <table:table-cell office:value-type="float" office:value="-0.152">
                <text:p>-0.152</text:p>
              </table:table-cell>
              <table:table-cell office:value-type="float" office:value="0.0063">
                <text:p>0.0063</text:p>
              </table:table-cell>
              <table:table-cell office:value-type="float" office:value="-0.254">
                <text:p>-0.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959">
                <text:p>0.09959</text:p>
              </table:table-cell>
              <table:table-cell office:value-type="float" office:value="-0.465">
                <text:p>-0.465</text:p>
              </table:table-cell>
              <table:table-cell office:value-type="float" office:value="0.09913">
                <text:p>0.09913</text:p>
              </table:table-cell>
              <table:table-cell office:value-type="float" office:value="-0.889">
                <text:p>-0.889</text:p>
              </table:table-cell>
              <table:table-cell office:value-type="float" office:value="0.10029">
                <text:p>0.10029</text:p>
              </table:table-cell>
              <table:table-cell office:value-type="float" office:value="-1.031">
                <text:p>-1.031</text:p>
              </table:table-cell>
              <table:table-cell office:value-type="float" office:value="0.10019">
                <text:p>0.10019</text:p>
              </table:table-cell>
              <table:table-cell office:value-type="float" office:value="-1.058">
                <text:p>-1.058</text:p>
              </table:table-cell>
              <table:table-cell office:value-type="float" office:value="0.01228">
                <text:p>0.01228</text:p>
              </table:table-cell>
              <table:table-cell office:value-type="float" office:value="-0.576">
                <text:p>-0.576</text:p>
              </table:table-cell>
              <table:table-cell office:value-type="float" office:value="0.01209">
                <text:p>0.01209</text:p>
              </table:table-cell>
              <table:table-cell office:value-type="float" office:value="-0.598">
                <text:p>-0.598</text:p>
              </table:table-cell>
              <table:table-cell office:value-type="float" office:value="0.01265">
                <text:p>0.01265</text:p>
              </table:table-cell>
              <table:table-cell office:value-type="float" office:value="-0.651">
                <text:p>-0.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037">
                <text:p>0.15037</text:p>
              </table:table-cell>
              <table:table-cell office:value-type="float" office:value="-0.442">
                <text:p>-0.442</text:p>
              </table:table-cell>
              <table:table-cell office:value-type="float" office:value="0.14927">
                <text:p>0.14927</text:p>
              </table:table-cell>
              <table:table-cell office:value-type="float" office:value="-0.488">
                <text:p>-0.488</text:p>
              </table:table-cell>
              <table:table-cell office:value-type="float" office:value="0.15032">
                <text:p>0.15032</text:p>
              </table:table-cell>
              <table:table-cell office:value-type="float" office:value="-0.941">
                <text:p>-0.941</text:p>
              </table:table-cell>
              <table:table-cell office:value-type="float" office:value="0.15024">
                <text:p>0.15024</text:p>
              </table:table-cell>
              <table:table-cell office:value-type="float" office:value="-0.996">
                <text:p>-0.996</text:p>
              </table:table-cell>
              <table:table-cell office:value-type="float" office:value="0.02006">
                <text:p>0.02006</text:p>
              </table:table-cell>
              <table:table-cell office:value-type="float" office:value="-0.985">
                <text:p>-0.985</text:p>
              </table:table-cell>
              <table:table-cell office:value-type="float" office:value="0.01983">
                <text:p>0.01983</text:p>
              </table:table-cell>
              <table:table-cell office:value-type="float" office:value="-0.983">
                <text:p>-0.983</text:p>
              </table:table-cell>
              <table:table-cell office:value-type="float" office:value="0.02012">
                <text:p>0.02012</text:p>
              </table:table-cell>
              <table:table-cell office:value-type="float" office:value="-1.018">
                <text:p>-1.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044">
                <text:p>0.20044</text:p>
              </table:table-cell>
              <table:table-cell office:value-type="float" office:value="-0.455">
                <text:p>-0.455</text:p>
              </table:table-cell>
              <table:table-cell office:value-type="float" office:value="0.19909">
                <text:p>0.19909</text:p>
              </table:table-cell>
              <table:table-cell office:value-type="float" office:value="-0.538">
                <text:p>-0.538</text:p>
              </table:table-cell>
              <table:table-cell office:value-type="float" office:value="0.20029">
                <text:p>0.20029</text:p>
              </table:table-cell>
              <table:table-cell office:value-type="float" office:value="-0.544">
                <text:p>-0.544</text:p>
              </table:table-cell>
              <table:table-cell office:value-type="float" office:value="0.20016">
                <text:p>0.20016</text:p>
              </table:table-cell>
              <table:table-cell office:value-type="float" office:value="-0.954">
                <text:p>-0.954</text:p>
              </table:table-cell>
              <table:table-cell office:value-type="float" office:value="0.02988">
                <text:p>0.02988</text:p>
              </table:table-cell>
              <table:table-cell office:value-type="float" office:value="-1.187">
                <text:p>-1.187</text:p>
              </table:table-cell>
              <table:table-cell office:value-type="float" office:value="0.02991">
                <text:p>0.02991</text:p>
              </table:table-cell>
              <table:table-cell office:value-type="float" office:value="-1.196">
                <text:p>-1.196</text:p>
              </table:table-cell>
              <table:table-cell office:value-type="float" office:value="0.02999">
                <text:p>0.02999</text:p>
              </table:table-cell>
              <table:table-cell office:value-type="float" office:value="-1.244">
                <text:p>-1.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039">
                <text:p>0.25039</text:p>
              </table:table-cell>
              <table:table-cell office:value-type="float" office:value="-0.459">
                <text:p>-0.459</text:p>
              </table:table-cell>
              <table:table-cell office:value-type="float" office:value="0.2508">
                <text:p>0.2508</text:p>
              </table:table-cell>
              <table:table-cell office:value-type="float" office:value="-0.561">
                <text:p>-0.561</text:p>
              </table:table-cell>
              <table:table-cell office:value-type="float" office:value="0.25024">
                <text:p>0.25024</text:p>
              </table:table-cell>
              <table:table-cell office:value-type="float" office:value="-0.594">
                <text:p>-0.594</text:p>
              </table:table-cell>
              <table:table-cell office:value-type="float" office:value="0.25021">
                <text:p>0.25021</text:p>
              </table:table-cell>
              <table:table-cell office:value-type="float" office:value="-0.618">
                <text:p>-0.618</text:p>
              </table:table-cell>
              <table:table-cell office:value-type="float" office:value="0.04966">
                <text:p>0.04966</text:p>
              </table:table-cell>
              <table:table-cell office:value-type="float" office:value="-1.194">
                <text:p>-1.194</text:p>
              </table:table-cell>
              <table:table-cell office:value-type="float" office:value="0.04972">
                <text:p>0.04972</text:p>
              </table:table-cell>
              <table:table-cell office:value-type="float" office:value="-1.227">
                <text:p>-1.227</text:p>
              </table:table-cell>
              <table:table-cell office:value-type="float" office:value="0.04995">
                <text:p>0.04995</text:p>
              </table:table-cell>
              <table:table-cell office:value-type="float" office:value="-1.291">
                <text:p>-1.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05">
                <text:p>0.3005</text:p>
              </table:table-cell>
              <table:table-cell office:value-type="float" office:value="-0.462">
                <text:p>-0.462</text:p>
              </table:table-cell>
              <table:table-cell office:value-type="float" office:value="0.29925">
                <text:p>0.29925</text:p>
              </table:table-cell>
              <table:table-cell office:value-type="float" office:value="-0.559">
                <text:p>-0.559</text:p>
              </table:table-cell>
              <table:table-cell office:value-type="float" office:value="0.30008">
                <text:p>0.30008</text:p>
              </table:table-cell>
              <table:table-cell office:value-type="float" office:value="-0.632">
                <text:p>-0.632</text:p>
              </table:table-cell>
              <table:table-cell office:value-type="float" office:value="0.30021">
                <text:p>0.30021</text:p>
              </table:table-cell>
              <table:table-cell office:value-type="float" office:value="-0.628">
                <text:p>-0.628</text:p>
              </table:table-cell>
              <table:table-cell office:value-type="float" office:value="0.07448">
                <text:p>0.07448</text:p>
              </table:table-cell>
              <table:table-cell office:value-type="float" office:value="-1.14">
                <text:p>-1.14</text:p>
              </table:table-cell>
              <table:table-cell office:value-type="float" office:value="0.07488">
                <text:p>0.07488</text:p>
              </table:table-cell>
              <table:table-cell office:value-type="float" office:value="-1.177">
                <text:p>-1.177</text:p>
              </table:table-cell>
              <table:table-cell office:value-type="float" office:value="0.07482">
                <text:p>0.07482</text:p>
              </table:table-cell>
              <table:table-cell office:value-type="float" office:value="-1.275">
                <text:p>-1.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05">
                <text:p>0.3505</text:p>
              </table:table-cell>
              <table:table-cell office:value-type="float" office:value="-0.48">
                <text:p>-0.48</text:p>
              </table:table-cell>
              <table:table-cell office:value-type="float" office:value="0.34927">
                <text:p>0.34927</text:p>
              </table:table-cell>
              <table:table-cell office:value-type="float" office:value="-0.58">
                <text:p>-0.58</text:p>
              </table:table-cell>
              <table:table-cell office:value-type="float" office:value="0.35024">
                <text:p>0.35024</text:p>
              </table:table-cell>
              <table:table-cell office:value-type="float" office:value="-0.664">
                <text:p>-0.664</text:p>
              </table:table-cell>
              <table:table-cell office:value-type="float" office:value="0.35015">
                <text:p>0.35015</text:p>
              </table:table-cell>
              <table:table-cell office:value-type="float" office:value="-0.677">
                <text:p>-0.677</text:p>
              </table:table-cell>
              <table:table-cell office:value-type="float" office:value="0.09994">
                <text:p>0.09994</text:p>
              </table:table-cell>
              <table:table-cell office:value-type="float" office:value="-1.093">
                <text:p>-1.093</text:p>
              </table:table-cell>
              <table:table-cell office:value-type="float" office:value="0.09991">
                <text:p>0.09991</text:p>
              </table:table-cell>
              <table:table-cell office:value-type="float" office:value="-1.134">
                <text:p>-1.134</text:p>
              </table:table-cell>
              <table:table-cell office:value-type="float" office:value="0.0999">
                <text:p>0.0999</text:p>
              </table:table-cell>
              <table:table-cell office:value-type="float" office:value="-1.209">
                <text:p>-1.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047">
                <text:p>0.40047</text:p>
              </table:table-cell>
              <table:table-cell office:value-type="float" office:value="-0.505">
                <text:p>-0.505</text:p>
              </table:table-cell>
              <table:table-cell office:value-type="float" office:value="0.39931">
                <text:p>0.39931</text:p>
              </table:table-cell>
              <table:table-cell office:value-type="float" office:value="-0.614">
                <text:p>-0.614</text:p>
              </table:table-cell>
              <table:table-cell office:value-type="float" office:value="0.40037">
                <text:p>0.40037</text:p>
              </table:table-cell>
              <table:table-cell office:value-type="float" office:value="-0.692">
                <text:p>-0.692</text:p>
              </table:table-cell>
              <table:table-cell office:value-type="float" office:value="0.39977">
                <text:p>0.39977</text:p>
              </table:table-cell>
              <table:table-cell office:value-type="float" office:value="-0.303">
                <text:p>-0.303</text:p>
              </table:table-cell>
              <table:table-cell office:value-type="float" office:value="0.13986">
                <text:p>0.13986</text:p>
              </table:table-cell>
              <table:table-cell office:value-type="float" office:value="-1.048">
                <text:p>-1.048</text:p>
              </table:table-cell>
              <table:table-cell office:value-type="float" office:value="0.13983">
                <text:p>0.13983</text:p>
              </table:table-cell>
              <table:table-cell office:value-type="float" office:value="-1.127">
                <text:p>-1.127</text:p>
              </table:table-cell>
              <table:table-cell office:value-type="float" office:value="0.13976">
                <text:p>0.13976</text:p>
              </table:table-cell>
              <table:table-cell office:value-type="float" office:value="-0.918">
                <text:p>-0.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03">
                <text:p>0.4503</text:p>
              </table:table-cell>
              <table:table-cell office:value-type="float" office:value="-0.547">
                <text:p>-0.547</text:p>
              </table:table-cell>
              <table:table-cell office:value-type="float" office:value="0.44897">
                <text:p>0.44897</text:p>
              </table:table-cell>
              <table:table-cell office:value-type="float" office:value="-0.647">
                <text:p>-0.647</text:p>
              </table:table-cell>
              <table:table-cell office:value-type="float" office:value="0.4501">
                <text:p>0.4501</text:p>
              </table:table-cell>
              <table:table-cell office:value-type="float" office:value="-0.725">
                <text:p>-0.725</text:p>
              </table:table-cell>
              <table:table-cell office:value-type="float" office:value="0.45009">
                <text:p>0.45009</text:p>
              </table:table-cell>
              <table:table-cell office:value-type="float" office:value="-0.245">
                <text:p>-0.245</text:p>
              </table:table-cell>
              <table:table-cell office:value-type="float" office:value="0.17979">
                <text:p>0.17979</text:p>
              </table:table-cell>
              <table:table-cell office:value-type="float" office:value="-1.002">
                <text:p>-1.002</text:p>
              </table:table-cell>
              <table:table-cell office:value-type="float" office:value="0.17999">
                <text:p>0.17999</text:p>
              </table:table-cell>
              <table:table-cell office:value-type="float" office:value="-1.136">
                <text:p>-1.136</text:p>
              </table:table-cell>
              <table:table-cell office:value-type="float" office:value="0.17991">
                <text:p>0.17991</text:p>
              </table:table-cell>
              <table:table-cell office:value-type="float" office:value="-0.785">
                <text:p>-0.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039">
                <text:p>0.50039</text:p>
              </table:table-cell>
              <table:table-cell office:value-type="float" office:value="-0.576">
                <text:p>-0.576</text:p>
              </table:table-cell>
              <table:table-cell office:value-type="float" office:value="0.49927">
                <text:p>0.49927</text:p>
              </table:table-cell>
              <table:table-cell office:value-type="float" office:value="-0.701">
                <text:p>-0.701</text:p>
              </table:table-cell>
              <table:table-cell office:value-type="float" office:value="0.50024">
                <text:p>0.50024</text:p>
              </table:table-cell>
              <table:table-cell office:value-type="float" office:value="-0.301">
                <text:p>-0.301</text:p>
              </table:table-cell>
              <table:table-cell office:value-type="float" office:value="0.5002">
                <text:p>0.5002</text:p>
              </table:table-cell>
              <table:table-cell office:value-type="float" office:value="-0.244">
                <text:p>-0.244</text:p>
              </table:table-cell>
              <table:table-cell office:value-type="float" office:value="0.22001">
                <text:p>0.22001</text:p>
              </table:table-cell>
              <table:table-cell office:value-type="float" office:value="-0.999">
                <text:p>-0.999</text:p>
              </table:table-cell>
              <table:table-cell office:value-type="float" office:value="0.2201">
                <text:p>0.2201</text:p>
              </table:table-cell>
              <table:table-cell office:value-type="float" office:value="-0.559">
                <text:p>-0.559</text:p>
              </table:table-cell>
              <table:table-cell office:value-type="float" office:value="0.2199">
                <text:p>0.2199</text:p>
              </table:table-cell>
              <table:table-cell office:value-type="float" office:value="-0.245">
                <text:p>-0.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025">
                <text:p>0.55025</text:p>
              </table:table-cell>
              <table:table-cell office:value-type="float" office:value="-0.58">
                <text:p>-0.58</text:p>
              </table:table-cell>
              <table:table-cell office:value-type="float" office:value="0.54927">
                <text:p>0.54927</text:p>
              </table:table-cell>
              <table:table-cell office:value-type="float" office:value="-0.374">
                <text:p>-0.374</text:p>
              </table:table-cell>
              <table:table-cell office:value-type="float" office:value="0.55042">
                <text:p>0.55042</text:p>
              </table:table-cell>
              <table:table-cell office:value-type="float" office:value="-0.236">
                <text:p>-0.236</text:p>
              </table:table-cell>
              <table:table-cell office:value-type="float" office:value="0.55033">
                <text:p>0.55033</text:p>
              </table:table-cell>
              <table:table-cell office:value-type="float" office:value="-0.222">
                <text:p>-0.222</text:p>
              </table:table-cell>
              <table:table-cell office:value-type="float" office:value="0.25964">
                <text:p>0.25964</text:p>
              </table:table-cell>
              <table:table-cell office:value-type="float" office:value="-0.981">
                <text:p>-0.981</text:p>
              </table:table-cell>
              <table:table-cell office:value-type="float" office:value="0.25996">
                <text:p>0.25996</text:p>
              </table:table-cell>
              <table:table-cell office:value-type="float" office:value="-0.282">
                <text:p>-0.282</text:p>
              </table:table-cell>
              <table:table-cell office:value-type="float" office:value="0.25976">
                <text:p>0.25976</text:p>
              </table:table-cell>
              <table:table-cell office:value-type="float" office:value="-0.207">
                <text:p>-0.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0029">
                <text:p>0.60029</text:p>
              </table:table-cell>
              <table:table-cell office:value-type="float" office:value="-0.397">
                <text:p>-0.397</text:p>
              </table:table-cell>
              <table:table-cell office:value-type="float" office:value="0.59931">
                <text:p>0.59931</text:p>
              </table:table-cell>
              <table:table-cell office:value-type="float" office:value="-0.263">
                <text:p>-0.263</text:p>
              </table:table-cell>
              <table:table-cell office:value-type="float" office:value="0.60071">
                <text:p>0.60071</text:p>
              </table:table-cell>
              <table:table-cell office:value-type="float" office:value="-0.205">
                <text:p>-0.205</text:p>
              </table:table-cell>
              <table:table-cell office:value-type="float" office:value="0.60018">
                <text:p>0.60018</text:p>
              </table:table-cell>
              <table:table-cell office:value-type="float" office:value="-0.181">
                <text:p>-0.181</text:p>
              </table:table-cell>
              <table:table-cell office:value-type="float" office:value="0.29983">
                <text:p>0.29983</text:p>
              </table:table-cell>
              <table:table-cell office:value-type="float" office:value="-0.341">
                <text:p>-0.341</text:p>
              </table:table-cell>
              <table:table-cell office:value-type="float" office:value="0.29994">
                <text:p>0.29994</text:p>
              </table:table-cell>
              <table:table-cell office:value-type="float" office:value="-0.159">
                <text:p>-0.159</text:p>
              </table:table-cell>
              <table:table-cell office:value-type="float" office:value="0.29986">
                <text:p>0.29986</text:p>
              </table:table-cell>
              <table:table-cell office:value-type="float" office:value="-0.219">
                <text:p>-0.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032">
                <text:p>0.65032</text:p>
              </table:table-cell>
              <table:table-cell office:value-type="float" office:value="-0.307">
                <text:p>-0.307</text:p>
              </table:table-cell>
              <table:table-cell office:value-type="float" office:value="0.64917">
                <text:p>0.64917</text:p>
              </table:table-cell>
              <table:table-cell office:value-type="float" office:value="-0.213">
                <text:p>-0.213</text:p>
              </table:table-cell>
              <table:table-cell office:value-type="float" office:value="0.65026">
                <text:p>0.65026</text:p>
              </table:table-cell>
              <table:table-cell office:value-type="float" office:value="-0.164">
                <text:p>-0.164</text:p>
              </table:table-cell>
              <table:table-cell office:value-type="float" office:value="0.65015">
                <text:p>0.65015</text:p>
              </table:table-cell>
              <table:table-cell office:value-type="float" office:value="-0.139">
                <text:p>-0.139</text:p>
              </table:table-cell>
              <table:table-cell office:value-type="float" office:value="0.33985">
                <text:p>0.33985</text:p>
              </table:table-cell>
              <table:table-cell office:value-type="float" office:value="-0.195">
                <text:p>-0.195</text:p>
              </table:table-cell>
              <table:table-cell office:value-type="float" office:value="0.34008">
                <text:p>0.34008</text:p>
              </table:table-cell>
              <table:table-cell office:value-type="float" office:value="-0.179">
                <text:p>-0.179</text:p>
              </table:table-cell>
              <table:table-cell office:value-type="float" office:value="0.33979">
                <text:p>0.33979</text:p>
              </table:table-cell>
              <table:table-cell office:value-type="float" office:value="-0.234">
                <text:p>-0.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026">
                <text:p>0.71026</text:p>
              </table:table-cell>
              <table:table-cell office:value-type="float" office:value="-0.238">
                <text:p>-0.238</text:p>
              </table:table-cell>
              <table:table-cell office:value-type="float" office:value="0.70897">
                <text:p>0.70897</text:p>
              </table:table-cell>
              <table:table-cell office:value-type="float" office:value="-0.151">
                <text:p>-0.151</text:p>
              </table:table-cell>
              <table:table-cell office:value-type="float" office:value="0.71034">
                <text:p>0.71034</text:p>
              </table:table-cell>
              <table:table-cell office:value-type="float" office:value="-0.121">
                <text:p>-0.121</text:p>
              </table:table-cell>
              <table:table-cell office:value-type="float" office:value="0.70977">
                <text:p>0.70977</text:p>
              </table:table-cell>
              <table:table-cell office:value-type="float" office:value="-0.097">
                <text:p>-0.097</text:p>
              </table:table-cell>
              <table:table-cell office:value-type="float" office:value="0.37986">
                <text:p>0.37986</text:p>
              </table:table-cell>
              <table:table-cell office:value-type="float" office:value="-0.18">
                <text:p>-0.18</text:p>
              </table:table-cell>
              <table:table-cell office:value-type="float" office:value="0.37994">
                <text:p>0.37994</text:p>
              </table:table-cell>
              <table:table-cell office:value-type="float" office:value="-0.218">
                <text:p>-0.218</text:p>
              </table:table-cell>
              <table:table-cell office:value-type="float" office:value="0.37976">
                <text:p>0.37976</text:p>
              </table:table-cell>
              <table:table-cell office:value-type="float" office:value="-0.246">
                <text:p>-0.2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026">
                <text:p>0.78026</text:p>
              </table:table-cell>
              <table:table-cell office:value-type="float" office:value="-0.16">
                <text:p>-0.16</text:p>
              </table:table-cell>
              <table:table-cell office:value-type="float" office:value="0.77912">
                <text:p>0.77912</text:p>
              </table:table-cell>
              <table:table-cell office:value-type="float" office:value="-0.081">
                <text:p>-0.081</text:p>
              </table:table-cell>
              <table:table-cell office:value-type="float" office:value="0.78008">
                <text:p>0.78008</text:p>
              </table:table-cell>
              <table:table-cell office:value-type="float" office:value="-0.052">
                <text:p>-0.052</text:p>
              </table:table-cell>
              <table:table-cell office:value-type="float" office:value="0.78012">
                <text:p>0.78012</text:p>
              </table:table-cell>
              <table:table-cell office:value-type="float" office:value="-0.031">
                <text:p>-0.031</text:p>
              </table:table-cell>
              <table:table-cell office:value-type="float" office:value="0.41959">
                <text:p>0.41959</text:p>
              </table:table-cell>
              <table:table-cell office:value-type="float" office:value="-0.208">
                <text:p>-0.208</text:p>
              </table:table-cell>
              <table:table-cell office:value-type="float" office:value="0.41988">
                <text:p>0.41988</text:p>
              </table:table-cell>
              <table:table-cell office:value-type="float" office:value="-0.238">
                <text:p>-0.238</text:p>
              </table:table-cell>
              <table:table-cell office:value-type="float" office:value="0.41988">
                <text:p>0.41988</text:p>
              </table:table-cell>
              <table:table-cell office:value-type="float" office:value="-0.272">
                <text:p>-0.2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5021">
                <text:p>0.85021</text:p>
              </table:table-cell>
              <table:table-cell office:value-type="float" office:value="-0.058">
                <text:p>-0.058</text:p>
              </table:table-cell>
              <table:table-cell office:value-type="float" office:value="0.84903">
                <text:p>0.84903</text:p>
              </table:table-cell>
              <table:table-cell office:value-type="float" office:value="0.01">
                <text:p>0.01</text:p>
              </table:table-cell>
              <table:table-cell office:value-type="float" office:value="0.85001">
                <text:p>0.85001</text:p>
              </table:table-cell>
              <table:table-cell office:value-type="float" office:value="0.032">
                <text:p>0.032</text:p>
              </table:table-cell>
              <table:table-cell office:value-type="float" office:value="0.8501">
                <text:p>0.8501</text:p>
              </table:table-cell>
              <table:table-cell office:value-type="float" office:value="0.043">
                <text:p>0.043</text:p>
              </table:table-cell>
              <table:table-cell office:value-type="float" office:value="0.45975">
                <text:p>0.45975</text:p>
              </table:table-cell>
              <table:table-cell office:value-type="float" office:value="-0.238">
                <text:p>-0.238</text:p>
              </table:table-cell>
              <table:table-cell office:value-type="float" office:value="0.45976">
                <text:p>0.45976</text:p>
              </table:table-cell>
              <table:table-cell office:value-type="float" office:value="-0.242">
                <text:p>-0.242</text:p>
              </table:table-cell>
              <table:table-cell office:value-type="float" office:value="0.4597">
                <text:p>0.4597</text:p>
              </table:table-cell>
              <table:table-cell office:value-type="float" office:value="-0.245">
                <text:p>-0.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027">
                <text:p>0.92027</text:p>
              </table:table-cell>
              <table:table-cell office:value-type="float" office:value="0.059">
                <text:p>0.059</text:p>
              </table:table-cell>
              <table:table-cell office:value-type="float" office:value="0.91929">
                <text:p>0.91929</text:p>
              </table:table-cell>
              <table:table-cell office:value-type="float" office:value="0.109">
                <text:p>0.109</text:p>
              </table:table-cell>
              <table:table-cell office:value-type="float" office:value="0.92012">
                <text:p>0.92012</text:p>
              </table:table-cell>
              <table:table-cell office:value-type="float" office:value="0.123">
                <text:p>0.123</text:p>
              </table:table-cell>
              <table:table-cell office:value-type="float" office:value="0.92005">
                <text:p>0.92005</text:p>
              </table:table-cell>
              <table:table-cell office:value-type="float" office:value="0.132">
                <text:p>0.132</text:p>
              </table:table-cell>
              <table:table-cell office:value-type="float" office:value="0.4996">
                <text:p>0.4996</text:p>
              </table:table-cell>
              <table:table-cell office:value-type="float" office:value="-0.22">
                <text:p>-0.22</text:p>
              </table:table-cell>
              <table:table-cell office:value-type="float" office:value="0.49994">
                <text:p>0.49994</text:p>
              </table:table-cell>
              <table:table-cell office:value-type="float" office:value="-0.216">
                <text:p>-0.216</text:p>
              </table:table-cell>
              <table:table-cell office:value-type="float" office:value="0.49987">
                <text:p>0.49987</text:p>
              </table:table-cell>
              <table:table-cell office:value-type="float" office:value="-0.233">
                <text:p>-0.2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518">
                <text:p>0.98518</text:p>
              </table:table-cell>
              <table:table-cell office:value-type="float" office:value="0.176">
                <text:p>0.176</text:p>
              </table:table-cell>
              <table:table-cell office:value-type="float" office:value="0.98387">
                <text:p>0.98387</text:p>
              </table:table-cell>
              <table:table-cell office:value-type="float" office:value="0.211">
                <text:p>0.211</text:p>
              </table:table-cell>
              <table:table-cell office:value-type="float" office:value="0.98611">
                <text:p>0.98611</text:p>
              </table:table-cell>
              <table:table-cell office:value-type="float" office:value="0.227">
                <text:p>0.227</text:p>
              </table:table-cell>
              <table:table-cell office:value-type="float" office:value="0.98498">
                <text:p>0.98498</text:p>
              </table:table-cell>
              <table:table-cell office:value-type="float" office:value="0.225">
                <text:p>0.225</text:p>
              </table:table-cell>
              <table:table-cell office:value-type="float" office:value="0.53959">
                <text:p>0.53959</text:p>
              </table:table-cell>
              <table:table-cell office:value-type="float" office:value="-0.2">
                <text:p>-0.2</text:p>
              </table:table-cell>
              <table:table-cell office:value-type="float" office:value="0.53988">
                <text:p>0.53988</text:p>
              </table:table-cell>
              <table:table-cell office:value-type="float" office:value="-0.197">
                <text:p>-0.197</text:p>
              </table:table-cell>
              <table:table-cell office:value-type="float" office:value="0.53975">
                <text:p>0.53975</text:p>
              </table:table-cell>
              <table:table-cell office:value-type="float" office:value="-0.213">
                <text:p>-0.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61">
                <text:p>0.57961</text:p>
              </table:table-cell>
              <table:table-cell office:value-type="float" office:value="-0.162">
                <text:p>-0.162</text:p>
              </table:table-cell>
              <table:table-cell office:value-type="float" office:value="0.57991">
                <text:p>0.57991</text:p>
              </table:table-cell>
              <table:table-cell office:value-type="float" office:value="-0.152">
                <text:p>-0.152</text:p>
              </table:table-cell>
              <table:table-cell office:value-type="float" office:value="0.57985">
                <text:p>0.57985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87">
                <text:p>0.61987</text:p>
              </table:table-cell>
              <table:table-cell office:value-type="float" office:value="-0.138">
                <text:p>-0.138</text:p>
              </table:table-cell>
              <table:table-cell office:value-type="float" office:value="0.6197">
                <text:p>0.6197</text:p>
              </table:table-cell>
              <table:table-cell office:value-type="float" office:value="-0.126">
                <text:p>-0.126</text:p>
              </table:table-cell>
              <table:table-cell office:value-type="float" office:value="0.61976">
                <text:p>0.61976</text:p>
              </table:table-cell>
              <table:table-cell office:value-type="float" office:value="-0.182">
                <text:p>-0.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68">
                <text:p>0.65968</text:p>
              </table:table-cell>
              <table:table-cell office:value-type="float" office:value="-0.107">
                <text:p>-0.107</text:p>
              </table:table-cell>
              <table:table-cell office:value-type="float" office:value="0.65979">
                <text:p>0.65979</text:p>
              </table:table-cell>
              <table:table-cell office:value-type="float" office:value="-0.104">
                <text:p>-0.104</text:p>
              </table:table-cell>
              <table:table-cell office:value-type="float" office:value="0.65966">
                <text:p>0.65966</text:p>
              </table:table-cell>
              <table:table-cell office:value-type="float" office:value="-0.176">
                <text:p>-0.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">
                <text:p>0.6997</text:p>
              </table:table-cell>
              <table:table-cell office:value-type="float" office:value="-0.085">
                <text:p>-0.085</text:p>
              </table:table-cell>
              <table:table-cell office:value-type="float" office:value="0.69976">
                <text:p>0.69976</text:p>
              </table:table-cell>
              <table:table-cell office:value-type="float" office:value="-0.074">
                <text:p>-0.074</text:p>
              </table:table-cell>
              <table:table-cell office:value-type="float" office:value="0.69979">
                <text:p>0.69979</text:p>
              </table:table-cell>
              <table:table-cell office:value-type="float" office:value="-0.175">
                <text:p>-0.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94">
                <text:p>0.7394</text:p>
              </table:table-cell>
              <table:table-cell office:value-type="float" office:value="-0.057">
                <text:p>-0.057</text:p>
              </table:table-cell>
              <table:table-cell office:value-type="float" office:value="0.7397">
                <text:p>0.7397</text:p>
              </table:table-cell>
              <table:table-cell office:value-type="float" office:value="-0.056">
                <text:p>-0.056</text:p>
              </table:table-cell>
              <table:table-cell office:value-type="float" office:value="0.7398">
                <text:p>0.7398</text:p>
              </table:table-cell>
              <table:table-cell office:value-type="float" office:value="-0.182">
                <text:p>-0.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96">
                <text:p>0.7796</text:p>
              </table:table-cell>
              <table:table-cell office:value-type="float" office:value="-0.021">
                <text:p>-0.021</text:p>
              </table:table-cell>
              <table:table-cell office:value-type="float" office:value="0.77962">
                <text:p>0.77962</text:p>
              </table:table-cell>
              <table:table-cell office:value-type="float" office:value="-0.027">
                <text:p>-0.027</text:p>
              </table:table-cell>
              <table:table-cell office:value-type="float" office:value="0.77942">
                <text:p>0.77942</text:p>
              </table:table-cell>
              <table:table-cell office:value-type="float" office:value="-0.195">
                <text:p>-0.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937">
                <text:p>0.81937</text:p>
              </table:table-cell>
              <table:table-cell office:value-type="float" office:value="0.021">
                <text:p>0.021</text:p>
              </table:table-cell>
              <table:table-cell office:value-type="float" office:value="0.81965">
                <text:p>0.81965</text:p>
              </table:table-cell>
              <table:table-cell office:value-type="float" office:value="0.009">
                <text:p>0.009</text:p>
              </table:table-cell>
              <table:table-cell office:value-type="float" office:value="0.81985">
                <text:p>0.81985</text:p>
              </table:table-cell>
              <table:table-cell office:value-type="float" office:value="-0.218">
                <text:p>-0.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955">
                <text:p>0.85955</text:p>
              </table:table-cell>
              <table:table-cell office:value-type="float" office:value="0.059">
                <text:p>0.059</text:p>
              </table:table-cell>
              <table:table-cell office:value-type="float" office:value="0.8598">
                <text:p>0.8598</text:p>
              </table:table-cell>
              <table:table-cell office:value-type="float" office:value="0.04">
                <text:p>0.04</text:p>
              </table:table-cell>
              <table:table-cell office:value-type="float" office:value="0.85943">
                <text:p>0.85943</text:p>
              </table:table-cell>
              <table:table-cell office:value-type="float" office:value="-0.238">
                <text:p>-0.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4">
                <text:p>0.8994</text:p>
              </table:table-cell>
              <table:table-cell office:value-type="float" office:value="0.099">
                <text:p>0.099</text:p>
              </table:table-cell>
              <table:table-cell office:value-type="float" office:value="0.89977">
                <text:p>0.89977</text:p>
              </table:table-cell>
              <table:table-cell office:value-type="float" office:value="0.072">
                <text:p>0.072</text:p>
              </table:table-cell>
              <table:table-cell office:value-type="float" office:value="0.89961">
                <text:p>0.89961</text:p>
              </table:table-cell>
              <table:table-cell office:value-type="float" office:value="-0.256">
                <text:p>-0.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27">
                <text:p>0.94727</text:p>
              </table:table-cell>
              <table:table-cell office:value-type="float" office:value="0.156">
                <text:p>0.156</text:p>
              </table:table-cell>
              <table:table-cell office:value-type="float" office:value="0.94861">
                <text:p>0.94861</text:p>
              </table:table-cell>
              <table:table-cell office:value-type="float" office:value="0.122">
                <text:p>0.122</text:p>
              </table:table-cell>
              <table:table-cell office:value-type="float" office:value="0.94959">
                <text:p>0.94959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506">
                <text:p>0.98506</text:p>
              </table:table-cell>
              <table:table-cell office:value-type="float" office:value="0.211">
                <text:p>0.211</text:p>
              </table:table-cell>
              <table:table-cell office:value-type="float" office:value="0.98462">
                <text:p>0.98462</text:p>
              </table:table-cell>
              <table:table-cell office:value-type="float" office:value="0.178">
                <text:p>0.178</text:p>
              </table:table-cell>
              <table:table-cell office:value-type="float" office:value="0.98455">
                <text:p>0.98455</text:p>
              </table:table-cell>
              <table:table-cell office:value-type="float" office:value="-0.218">
                <text:p>-0.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